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font-size="4pt" officeooo:rsid="002bf8a7" officeooo:paragraph-rsid="002bf8a7"/>
    </style:style>
    <style:style style:name="P2" style:family="paragraph" style:parent-style-name="Footer">
      <style:paragraph-properties fo:text-align="end" style:justify-single-word="false"/>
      <style:text-properties officeooo:rsid="002bf8a7" officeooo:paragraph-rsid="002bf8a7"/>
    </style:style>
    <style:style style:name="P3" style:family="paragraph" style:parent-style-name="Footer">
      <style:paragraph-properties fo:text-align="start" style:justify-single-word="false"/>
      <style:text-properties officeooo:rsid="002bf8a7" officeooo:paragraph-rsid="002bf8a7"/>
    </style:style>
    <style:style style:name="P4" style:family="paragraph" style:parent-style-name="Text_20_body">
      <style:paragraph-properties fo:line-height="150%"/>
      <style:text-properties officeooo:paragraph-rsid="003f97cf"/>
    </style:style>
    <style:style style:name="P5" style:family="paragraph" style:parent-style-name="Text_20_body">
      <style:text-properties fo:font-weight="bold" officeooo:paragraph-rsid="003f97cf" style:font-weight-asian="bold" style:font-weight-complex="bold"/>
    </style:style>
    <style:style style:name="P6" style:family="paragraph" style:parent-style-name="Text_20_body">
      <style:text-properties officeooo:paragraph-rsid="003f97cf"/>
    </style:style>
    <style:style style:name="P7" style:family="paragraph" style:parent-style-name="Text_20_body">
      <style:text-properties officeooo:paragraph-rsid="00411179"/>
    </style:style>
    <style:style style:name="P8" style:family="paragraph" style:parent-style-name="Text_20_body">
      <style:text-properties officeooo:paragraph-rsid="0042da5b"/>
    </style:style>
    <style:style style:name="P9" style:family="paragraph" style:parent-style-name="Text_20_body">
      <style:text-properties officeooo:paragraph-rsid="00430a58"/>
    </style:style>
    <style:style style:name="P10" style:family="paragraph" style:parent-style-name="Text_20_body">
      <style:text-properties officeooo:paragraph-rsid="00431ad6"/>
    </style:style>
    <style:style style:name="P11" style:family="paragraph" style:parent-style-name="Text_20_body">
      <style:paragraph-properties fo:line-height="100%"/>
    </style:style>
    <style:style style:name="P12" style:family="paragraph" style:parent-style-name="Contents_20_1">
      <style:paragraph-properties fo:line-height="200%">
        <style:tab-stops>
          <style:tab-stop style:position="6.2701in" style:type="right" style:leader-style="dotted" style:leader-text="."/>
        </style:tab-stops>
      </style:paragraph-properties>
    </style:style>
    <style:style style:name="P13" style:family="paragraph" style:parent-style-name="Text_20_body">
      <style:paragraph-properties fo:line-height="200%"/>
      <style:text-properties officeooo:paragraph-rsid="0045d0c4"/>
    </style:style>
    <style:style style:name="P14" style:family="paragraph" style:parent-style-name="Title">
      <style:text-properties officeooo:paragraph-rsid="0045d0c4"/>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text-properties officeooo:paragraph-rsid="00471b72"/>
    </style:style>
    <style:style style:name="T1" style:family="text">
      <style:text-properties loext:padding="0.0193in" loext:border="0.06pt solid #d9d9e3"/>
    </style:style>
    <style:style style:name="T2" style:family="text">
      <style:text-properties fo:font-weight="bold" style:font-weight-asian="bold" style:font-weight-complex="bold"/>
    </style:style>
    <style:style style:name="T3" style:family="text">
      <style:text-properties officeooo:rsid="00411179"/>
    </style:style>
    <style:style style:name="T4" style:family="text">
      <style:text-properties officeooo:rsid="0043fb33"/>
    </style:style>
    <style:style style:name="T5" style:family="text">
      <style:text-properties officeooo:rsid="00449f33"/>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INDEX</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3363_1571104099" text:style-name="Index_20_Link" text:visited-style-name="Index_20_Link">1. Experiment Name: Addition and Multiplication of two numbers using Prolog/Lisp.<text:tab/>2</text:a></text:p>
          <text:p text:style-name="P12"><text:a xlink:type="simple" xlink:href="#__RefHeading___Toc3375_1571104099" text:style-name="Index_20_Link" text:visited-style-name="Index_20_Link">2. Experiment name: Finding the sum of all numbers in a given list using Prolog/Lisp<text:tab/>4</text:a></text:p>
          <text:p text:style-name="P12"><text:a xlink:type="simple" xlink:href="#__RefHeading___Toc3387_1571104099" text:style-name="Index_20_Link" text:visited-style-name="Index_20_Link">3. Experiment Name: Comparison of Characters and Strings using Prolog/Lisp<text:tab/>6</text:a></text:p>
          <text:p text:style-name="P12"><text:a xlink:type="simple" xlink:href="#__RefHeading___Toc3401_1571104099" text:style-name="Index_20_Link" text:visited-style-name="Index_20_Link">4. Experiment Name: Counting the number of elements in a list using Prolog<text:tab/>8</text:a></text:p>
          <text:p text:style-name="P12"><text:a xlink:type="simple" xlink:href="#__RefHeading___Toc3411_1571104099" text:style-name="Index_20_Link" text:visited-style-name="Index_20_Link">5. Experiment Name: Implementation of Membership Check in Prolog/Lisp<text:tab/>9</text:a></text:p>
          <text:p text:style-name="P12"><text:a xlink:type="simple" xlink:href="#__RefHeading___Toc3423_1571104099" text:style-name="Index_20_Link" text:visited-style-name="Index_20_Link">6. Experiment Name: Reversing a List using Prolog/Lisp<text:tab/>11</text:a></text:p>
          <text:p text:style-name="P12"><text:a xlink:type="simple" xlink:href="#__RefHeading___Toc3435_1571104099" text:style-name="Index_20_Link" text:visited-style-name="Index_20_Link">7. Experiment Name: Finding Union and Intersection of Two Lists using Prolog/Lisp/Python<text:tab/>13</text:a></text:p>
          <text:p text:style-name="P12"><text:a xlink:type="simple" xlink:href="#__RefHeading___Toc3445_1571104099" text:style-name="Index_20_Link" text:visited-style-name="Index_20_Link">8. Experiment Name: Solving the 4-Queen Problem using Prolog/Lisp/Python<text:tab/>15</text:a></text:p>
          <text:p text:style-name="P12"><text:a xlink:type="simple" xlink:href="#__RefHeading___Toc3457_1571104099" text:style-name="Index_20_Link" text:visited-style-name="Index_20_Link">9. Experiment Name: Solving the 8-Puzzle Problem using Prolog/Lisp/Python<text:tab/>17</text:a></text:p>
          <text:p text:style-name="P12"><text:a xlink:type="simple" xlink:href="#__RefHeading___Toc3469_1571104099" text:style-name="Index_20_Link" text:visited-style-name="Index_20_Link">10. Experiment name: Tower of Hanoi Problem Solving using Prolog/Lisp<text:tab/>21</text:a></text:p>
          <text:p text:style-name="P12"><text:a xlink:type="simple" xlink:href="#__RefHeading___Toc3477_1571104099" text:style-name="Index_20_Link" text:visited-style-name="Index_20_Link">11. Experiment name: Traveling Salesman Problem Solving using Prolog/Lisp<text:tab/>23</text:a></text:p>
          <text:p text:style-name="P12"><text:a xlink:type="simple" xlink:href="#__RefHeading___Toc3487_1571104099" text:style-name="Index_20_Link" text:visited-style-name="Index_20_Link">12. Experiment Name: Depth First Search Implementation using Prolog/Lisp<text:tab/>26</text:a></text:p>
          <text:p text:style-name="P12"><text:a xlink:type="simple" xlink:href="#__RefHeading___Toc3499_1571104099" text:style-name="Index_20_Link" text:visited-style-name="Index_20_Link">13. Experiment Name: Breadth-First Search (BFS) Implementation using Prolog/Lisp<text:tab/>29</text:a></text:p>
          <text:p text:style-name="P12"><text:a xlink:type="simple" xlink:href="#__RefHeading___Toc3511_1571104099" text:style-name="Index_20_Link" text:visited-style-name="Index_20_Link">14. Experiment Name: Implementation of Hill Climbing Algorithm using Python<text:tab/>31</text:a></text:p>
          <text:p text:style-name="P12"><text:a xlink:type="simple" xlink:href="#__RefHeading___Toc3525_1571104099" text:style-name="Index_20_Link" text:visited-style-name="Index_20_Link">15. Experiment Name: Implementation of Tic-Tac-Toe Game using Prolog<text:tab/>34</text:a></text:p>
        </text:index-body>
      </text:table-of-content>
      <text:p text:style-name="P13"/>
      <text:h text:style-name="P15" text:outline-level="1"><text:bookmark-start text:name="__RefHeading___Toc3363_1571104099"/><text:span text:style-name="T3">1. </text:span>Experiment Name: <text:s/>Addition and Multiplication of two numbers using Prolog/Lisp.<text:bookmark-end text:name="__RefHeading___Toc3363_1571104099"/></text:h>
      <text:h text:style-name="Heading_20_3" text:outline-level="3"><text:bookmark-start text:name="__RefHeading___Toc3365_1571104099"/>Objectives:<text:bookmark-end text:name="__RefHeading___Toc3365_1571104099"/></text:h>
      <text:list xml:id="list143350094" text:style-name="L1">
        <text:list-item>
          <text:p text:style-name="P16">To implement addition and multiplication operations using Prolog/Lisp.</text:p>
        </text:list-item>
        <text:list-item>
          <text:p text:style-name="P16">To understand the basic syntax and data structures of Prolog/Lisp programming languages.</text:p>
        </text:list-item>
        <text:list-item>
          <text:p text:style-name="P16">To gain hands-on experience in implementing arithmetic operations in Prolog/Lisp.</text:p>
        </text:list-item>
      </text:list>
      <text:h text:style-name="Heading_20_3" text:outline-level="3"><text:bookmark-start text:name="__RefHeading___Toc3367_1571104099"/><text:span text:style-name="T2">Theory:</text:span> <text:bookmark-end text:name="__RefHeading___Toc3367_1571104099"/></text:h>
      <text:p text:style-name="P6">Prolog and Lisp are two popular programming languages used in Artificial Intelligence. Both languages have their own syntax and data structures. Prolog is a logic programming language while Lisp is a functional programming language. In this experiment, we will use Prolog/Lisp to implement two basic arithmetic operations: addition and multiplication.</text:p>
      <text:p text:style-name="P6">Implementation Environment: </text:p>
      <text:p text:style-name="P6">For Prolog, we can use SWI-Prolog, which is a free and open-source implementation of Prolog. For Lisp, we can use Common Lisp, which is a dialect of Lisp and is widely used in industry and academia.</text:p>
      <text:h text:style-name="Heading_20_3" text:outline-level="3"><text:bookmark-start text:name="__RefHeading___Toc3369_1571104099"/><text:span text:style-name="T2">Hardware Information:</text:span> <text:bookmark-end text:name="__RefHeading___Toc3369_1571104099"/></text:h>
      <text:p text:style-name="P6">The experiment can be performed on any computer system with SWI-Prolog and Common Lisp installed.</text:p>
      <text:p text:style-name="Text_20_body">Prolog Implementation:</text:p>
      <text:p text:style-name="Text_20_body">% Addition of two numbers in Prolog add(X,Y,Z):- Z is X+Y.</text:p>
      <text:p text:style-name="Text_20_body">% Multiplication of two numbers in Prolog multiply(X,Y,Z):- Z is X*Y.</text:p>
      <text:p text:style-name="Text_20_body">Lisp Implementation:</text:p>
      <text:p text:style-name="Text_20_body">;; Addition of two numbers in Lisp (defun add (x y) (+ x y))</text:p>
      <text:p text:style-name="Text_20_body">;; Multiplication of two numbers in Lisp (defun multiply (x y) (* x y))</text:p>
      <text:h text:style-name="Heading_20_3" text:outline-level="3"><text:bookmark-start text:name="__RefHeading___Toc3371_1571104099"/><text:span text:style-name="T2">Result:</text:span> <text:bookmark-end text:name="__RefHeading___Toc3371_1571104099"/></text:h>
      <text:p text:style-name="P6">We can test the above implementations by calling the add and multiply functions with two numbers as arguments. For example:</text:p>
      <text:p text:style-name="Text_20_body">In Prolog: ?- add(5,3,Z). Z = 8.</text:p>
      <text:p text:style-name="Text_20_body">?- multiply(5,3,Z). Z = 15.</text:p>
      <text:p text:style-name="Text_20_body">In Lisp: CL-USER&gt; (add 5 3) 8</text:p>
      <text:p text:style-name="Text_20_body">CL-USER&gt; (multiply 5 3) 15</text:p>
      <text:p text:style-name="P5"><text:soft-page-break/></text:p>
      <text:h text:style-name="Heading_20_3" text:outline-level="3"><text:bookmark-start text:name="__RefHeading___Toc3373_1571104099"/>Discussion:<text:bookmark-end text:name="__RefHeading___Toc3373_1571104099"/></text:h>
      <text:p text:style-name="P4">In this experiment, we have successfully implemented the addition and multiplication operations in Prolog and Lisp programming languages. Both languages have their own syntax and data structures, and we have gained hands-on experience in using these languages for arithmetic operations. Prolog is a logic programming language while Lisp is a functional programming language. Overall, this experiment has provided a basic understanding of Prolog/Lisp programming languages and their use in Artificial Intelligence.</text:p>
      <text:p text:style-name="Text_20_body"/>
      <text:p text:style-name="Text_20_body"/>
      <text:h text:style-name="P15" text:outline-level="1"><text:bookmark-start text:name="__RefHeading___Toc3375_1571104099"/><text:span text:style-name="T4">2. </text:span>Experiment name: Finding the sum of all numbers in a given list using Prolog/Lisp<text:bookmark-end text:name="__RefHeading___Toc3375_1571104099"/></text:h>
      <text:h text:style-name="Heading_20_3" text:outline-level="3"><text:bookmark-start text:name="__RefHeading___Toc3377_1571104099"/><text:span text:style-name="T2">Objectives:</text:span> <text:bookmark-end text:name="__RefHeading___Toc3377_1571104099"/></text:h>
      <text:p text:style-name="P6">The objective of this experiment is to write a program using Prolog/Lisp that can find the sum of all numbers in a given list. The program should be able to handle lists of different lengths and containing both positive and negative numbers.</text:p>
      <text:h text:style-name="Heading_20_3" text:outline-level="3"><text:bookmark-start text:name="__RefHeading___Toc3379_1571104099"/><text:span text:style-name="T2">Theory:</text:span> <text:bookmark-end text:name="__RefHeading___Toc3379_1571104099"/></text:h>
      <text:p text:style-name="P6">Prolog is a logic programming language that is particularly well-suited for handling symbolic computation and artificial intelligence applications. It is based on formal logic and provides a declarative programming style. Lisp, on the other hand, is a functional programming language that is used for artificial intelligence programming and symbolic computation.</text:p>
      <text:p text:style-name="Text_20_body">To find the sum of all numbers in a list using Prolog, we can use recursion. We define a base case where the sum of an empty list is 0. For non-empty lists, we recursively calculate the sum of the tail of the list and add it to the head of the list. The code for this is as follows:</text:p>
      <text:p text:style-name="Text_20_body"><text:span text:style-name="Source_20_Text">sum([], 0).</text:span></text:p>
      <text:p text:style-name="Text_20_body"><text:span text:style-name="Source_20_Text">sum([H|T], S) :- sum(T, S1), S is H + S1.</text:span></text:p>
      <text:p text:style-name="Text_20_body">To find the sum of all numbers in a list using Lisp, we can use the built-in function reduce. Reduce takes a function and a list and applies the function to each element in the list to obtain a single value. The function we use for this purpose is the addition function. The code for this is as follows:</text:p>
      <text:p text:style-name="Text_20_body"><text:span text:style-name="Source_20_Text">(reduce #'+ lst)</text:span></text:p>
      <text:p text:style-name="Text_20_body">where lst is the list of numbers we want to sum.</text:p>
      <text:p text:style-name="Text_20_body">Implementation environment: To implement the Prolog program, we can use SWI-Prolog, which is a widely used Prolog interpreter. To implement the Lisp program, we can use any Lisp interpreter, such as GNU Emacs Lisp, which is included with Emacs.</text:p>
      <text:h text:style-name="Heading_20_3" text:outline-level="3"><text:bookmark-start text:name="__RefHeading___Toc3381_1571104099"/><text:span text:style-name="T2">Hardware information:</text:span> <text:bookmark-end text:name="__RefHeading___Toc3381_1571104099"/></text:h>
      <text:p text:style-name="P7">The hardware requirements for running Prolog or Lisp programs are minimal. Any modern computer should be able to run these programs without any issues.</text:p>
      <text:h text:style-name="Heading_20_3" text:outline-level="3"><text:bookmark-start text:name="__RefHeading___Toc3383_1571104099"/><text:span text:style-name="T2">Result:</text:span> <text:bookmark-end text:name="__RefHeading___Toc3383_1571104099"/></text:h>
      <text:p text:style-name="P6">To test the Prolog program, we can run the following queries:</text:p>
      <text:p text:style-name="Text_20_body"><text:span text:style-name="Source_20_Text">?- sum([], S).</text:span></text:p>
      <text:p text:style-name="Text_20_body"><text:span text:style-name="Source_20_Text">S = 0.</text:span></text:p>
      <text:p text:style-name="Text_20_body"/>
      <text:p text:style-name="Text_20_body"><text:soft-page-break/><text:span text:style-name="Source_20_Text">?- sum([1, 2, 3], S).</text:span></text:p>
      <text:p text:style-name="Text_20_body"><text:span text:style-name="Source_20_Text">S = 6.</text:span></text:p>
      <text:p text:style-name="Text_20_body"/>
      <text:p text:style-name="Text_20_body"><text:span text:style-name="Source_20_Text">?- sum([-1, 2, -3], S).</text:span></text:p>
      <text:p text:style-name="Text_20_body"><text:span text:style-name="Source_20_Text">S = -2.</text:span></text:p>
      <text:p text:style-name="Text_20_body">To test the Lisp program, we can run the following commands in the Lisp interpreter:</text:p>
      <text:p text:style-name="Text_20_body"><text:span text:style-name="Source_20_Text">(setq lst '(1 2 3))</text:span></text:p>
      <text:p text:style-name="Text_20_body"><text:span text:style-name="Source_20_Text">(reduce #'+ lst) ;; Returns 6</text:span></text:p>
      <text:p text:style-name="Text_20_body"><text:span text:style-name="Source_20_Text"/></text:p>
      <text:p text:style-name="Text_20_body"><text:span text:style-name="Source_20_Text">(setq lst '(-1 2 -3))</text:span></text:p>
      <text:p text:style-name="Text_20_body"><text:span text:style-name="Source_20_Text">(reduce #'+ lst) ;; Returns -2</text:span></text:p>
      <text:h text:style-name="Heading_20_3" text:outline-level="3"><text:bookmark-start text:name="__RefHeading___Toc3385_1571104099"/>Discussion: <text:bookmark-end text:name="__RefHeading___Toc3385_1571104099"/></text:h>
      <text:p text:style-name="P6">In this experiment, we have shown how to write programs using Prolog and Lisp to find the sum of all numbers in a given list. The Prolog program uses recursion to perform this task, while the Lisp program uses the built-in reduce function. Both programs are relatively simple to write and can handle lists of different lengths and containing both positive and negative numbers.</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15" text:outline-level="1"><text:bookmark-start text:name="__RefHeading___Toc3387_1571104099"/><text:span text:style-name="T4">3. </text:span>Experiment Name: Comparison of Characters and Strings using Prolog/Lisp<text:bookmark-end text:name="__RefHeading___Toc3387_1571104099"/></text:h>
      <text:h text:style-name="Heading_20_3" text:outline-level="3"><text:bookmark-start text:name="__RefHeading___Toc3389_1571104099"/>Objectives: <text:bookmark-end text:name="__RefHeading___Toc3389_1571104099"/></text:h>
      <text:p text:style-name="P6">The objective of this experiment is to implement a program in Prolog/Lisp to compare characters and strings.</text:p>
      <text:h text:style-name="Heading_20_3" text:outline-level="3"><text:bookmark-start text:name="__RefHeading___Toc3391_1571104099"/>Theory: <text:bookmark-end text:name="__RefHeading___Toc3391_1571104099"/></text:h>
      <text:p text:style-name="P6">Prolog is a logic programming language that is used for artificial intelligence and computational linguistics. It uses a formal language to represent knowledge in the form of facts and rules, and then it performs logical inference to solve problems. Lisp, on the other hand, is a functional programming language that uses a list structure to represent data and programs.</text:p>
      <text:p text:style-name="Text_20_body">In this experiment, we will implement a program in Prolog/Lisp to compare characters and strings. The program will take two inputs - two characters or two strings, and it will compare them based on certain conditions. If the two characters/strings are equal, the program will return "true" otherwise "false".</text:p>
      <text:h text:style-name="Heading_20_3" text:outline-level="3"><text:bookmark-start text:name="__RefHeading___Toc3393_1571104099"/>Implementation: <text:bookmark-end text:name="__RefHeading___Toc3393_1571104099"/></text:h>
      <text:p text:style-name="P8">For Prolog, the program can be implemented as follows:</text:p>
      <text:p text:style-name="Text_20_body"/>
      <text:p text:style-name="Text_20_body"><text:span text:style-name="Source_20_Text">compare_chars(Char1, Char2) :-</text:span></text:p>
      <text:p text:style-name="Text_20_body"><text:span text:style-name="Source_20_Text"><text:s text:c="4"/>Char1 =:= Char2.</text:span></text:p>
      <text:p text:style-name="Text_20_body"/>
      <text:p text:style-name="Text_20_body"><text:span text:style-name="Source_20_Text">compare_strings(String1, String2) :-</text:span></text:p>
      <text:p text:style-name="Text_20_body"><text:span text:style-name="Source_20_Text"><text:s text:c="4"/>String1 == String2.</text:span></text:p>
      <text:p text:style-name="Text_20_body">For Lisp, the program can be implemented as follows:</text:p>
      <text:p text:style-name="Text_20_body"/>
      <text:p text:style-name="Text_20_body"><text:span text:style-name="Source_20_Text">(defun compare-chars (char1 char2)</text:span></text:p>
      <text:p text:style-name="Text_20_body"><text:span text:style-name="Source_20_Text"><text:s text:c="2"/>(if (char= char1 char2) </text:span></text:p>
      <text:p text:style-name="Text_20_body"><text:span text:style-name="Source_20_Text"><text:s text:c="6"/>t </text:span></text:p>
      <text:p text:style-name="Text_20_body"><text:span text:style-name="Source_20_Text"><text:s text:c="6"/>nil))</text:span></text:p>
      <text:p text:style-name="Text_20_body"/>
      <text:p text:style-name="Text_20_body"><text:span text:style-name="Source_20_Text">(defun compare-strings (str1 str2)</text:span></text:p>
      <text:p text:style-name="Text_20_body"><text:span text:style-name="Source_20_Text"><text:s text:c="2"/>(if (equal str1 str2) t nil))</text:span></text:p>
      <text:h text:style-name="Heading_20_3" text:outline-level="3"><text:bookmark-start text:name="__RefHeading___Toc3395_1571104099"/><text:soft-page-break/>Environment and Hardware Information: <text:bookmark-end text:name="__RefHeading___Toc3395_1571104099"/></text:h>
      <text:p text:style-name="P8">The Prolog program can be executed using any Prolog interpreter or environment such as SWI-Prolog, GNU Prolog, or SICStus Prolog. Similarly, the Lisp program can be executed using any Lisp interpreter or environment such as Emacs Lisp, Common Lisp, or Scheme.</text:p>
      <text:h text:style-name="Heading_20_3" text:outline-level="3"><text:bookmark-start text:name="__RefHeading___Toc3397_1571104099"/>Results: <text:bookmark-end text:name="__RefHeading___Toc3397_1571104099"/></text:h>
      <text:p text:style-name="P6">The program can be tested by calling the functions and passing the characters or strings as arguments. For example, in Prolog:</text:p>
      <text:p text:style-name="Text_20_body"><text:span text:style-name="Source_20_Text">?- compare_chars(97, 97).</text:span></text:p>
      <text:p text:style-name="Text_20_body"><text:span text:style-name="Source_20_Text">true.</text:span></text:p>
      <text:p text:style-name="Text_20_body"/>
      <text:p text:style-name="Text_20_body"><text:span text:style-name="Source_20_Text">?- compare_chars(97, 98).</text:span></text:p>
      <text:p text:style-name="Text_20_body"><text:span text:style-name="Source_20_Text">false.</text:span></text:p>
      <text:p text:style-name="Text_20_body"/>
      <text:p text:style-name="Text_20_body"><text:span text:style-name="Source_20_Text">?- compare_strings("hello", "hello").</text:span></text:p>
      <text:p text:style-name="Text_20_body"><text:span text:style-name="Source_20_Text">true.</text:span></text:p>
      <text:p text:style-name="Text_20_body"/>
      <text:p text:style-name="Text_20_body"><text:span text:style-name="Source_20_Text">?- compare_strings("hello", "world").</text:span></text:p>
      <text:p text:style-name="Text_20_body"><text:span text:style-name="Source_20_Text">false.</text:span></text:p>
      <text:p text:style-name="Text_20_body">And in Lisp:</text:p>
      <text:p text:style-name="Text_20_body"><text:span text:style-name="Source_20_Text">(compare-chars #\a #\a) ; =&gt; t</text:span></text:p>
      <text:p text:style-name="Text_20_body"/>
      <text:p text:style-name="Text_20_body"><text:span text:style-name="Source_20_Text">(compare-chars #\a #\b) ; =&gt; nil</text:span></text:p>
      <text:p text:style-name="Text_20_body"/>
      <text:p text:style-name="Text_20_body"><text:span text:style-name="Source_20_Text">(compare-strings "hello" "hello") ; =&gt; t</text:span></text:p>
      <text:p text:style-name="Text_20_body"/>
      <text:p text:style-name="Text_20_body"><text:span text:style-name="Source_20_Text">(compare-strings "hello" "world") ; =&gt; nil</text:span></text:p>
      <text:h text:style-name="Heading_20_3" text:outline-level="3"><text:bookmark-start text:name="__RefHeading___Toc3399_1571104099"/>Discussion: <text:bookmark-end text:name="__RefHeading___Toc3399_1571104099"/></text:h>
      <text:p text:style-name="P6">In this experiment, we have implemented a program in Prolog/Lisp to compare characters and strings. The program uses built-in functions such as <text:span text:style-name="Source_20_Text"><text:span text:style-name="T1">=:=</text:span></text:span> and <text:span text:style-name="Source_20_Text"><text:span text:style-name="T1">==</text:span></text:span> in Prolog and <text:span text:style-name="Source_20_Text"><text:span text:style-name="T1">char=</text:span></text:span> and <text:span text:style-name="Source_20_Text"><text:span text:style-name="T1">equal</text:span></text:span> in Lisp to compare the characters and strings. The results obtained from the program are consistent with the expected results. Overall, this experiment demonstrates the basic syntax and semantics of Prolog/Lisp and how they can be used to implement simple programs for artificial intelligence applications.</text:p>
      <text:h text:style-name="Heading_20_1" text:outline-level="1"><text:bookmark-start text:name="__RefHeading___Toc3401_1571104099"/><text:soft-page-break/><text:span text:style-name="T4">4. </text:span>Experiment Name: Counting the number of elements in a list using Prolog<text:bookmark-end text:name="__RefHeading___Toc3401_1571104099"/></text:h>
      <text:h text:style-name="Heading_20_3" text:outline-level="3"><text:bookmark-start text:name="__RefHeading___Toc3403_1571104099"/>Objectives:<text:bookmark-end text:name="__RefHeading___Toc3403_1571104099"/></text:h>
      <text:list xml:id="list2045424585" text:style-name="L2">
        <text:list-item>
          <text:p text:style-name="P17">To understand the concept of recursion in Prolog</text:p>
        </text:list-item>
        <text:list-item>
          <text:p text:style-name="P17">To implement a program in Prolog to count the number of elements in a list</text:p>
        </text:list-item>
      </text:list>
      <text:h text:style-name="Heading_20_3" text:outline-level="3"><text:bookmark-start text:name="__RefHeading___Toc3405_1571104099"/>Theory: <text:bookmark-end text:name="__RefHeading___Toc3405_1571104099"/></text:h>
      <text:p text:style-name="P6">In Prolog, we can count the number of elements in a list by using recursion. The base case for the recursion is an empty list, which has zero elements. For a non-empty list, we can count the number of elements by recursively calling the predicate with the tail of the list and incrementing the counter by one for each element.</text:p>
      <text:h text:style-name="Heading_20_3" text:outline-level="3"><text:bookmark-start text:name="__RefHeading___Toc3407_1571104099"/>Implementation Environment: <text:bookmark-end text:name="__RefHeading___Toc3407_1571104099"/></text:h>
      <text:p text:style-name="P6">We can use any Prolog environment to implement this program. Some of the popular Prolog environments are SWI-Prolog, GNU Prolog, and Sicstus Prolog.</text:p>
      <text:p text:style-name="Text_20_body">Hardware Information: This program does not require any specific hardware information.</text:p>
      <text:p text:style-name="Text_20_body">Implementation in Prolog:</text:p>
      <text:p text:style-name="Text_20_body"><text:span text:style-name="Source_20_Text">count([], 0).</text:span></text:p>
      <text:p text:style-name="Text_20_body"><text:span text:style-name="Source_20_Text">count([_|T], N) :- count(T, N1), N is N1+1.</text:span></text:p>
      <text:p text:style-name="Text_20_body">This program defines a predicate <text:span text:style-name="Source_20_Text"><text:span text:style-name="T1">count</text:span></text:span> that takes two arguments - a list and a variable to store the number of elements in the list. The first clause of the predicate defines the base case for the recursion, which is an empty list. In this case, the number of elements is zero.</text:p>
      <text:p text:style-name="Text_20_body">The second clause of the predicate defines the recursive case. It takes a list with at least one element, represented by the head (<text:span text:style-name="Source_20_Text"><text:span text:style-name="T1">_</text:span></text:span>) and tail (<text:span text:style-name="Source_20_Text"><text:span text:style-name="T1">T</text:span></text:span>) of the list. It then recursively calls the <text:span text:style-name="Source_20_Text"><text:span text:style-name="T1">count</text:span></text:span> predicate with the tail of the list and stores the result in a variable <text:span text:style-name="Source_20_Text"><text:span text:style-name="T1">N1</text:span></text:span>. Finally, it increments <text:span text:style-name="Source_20_Text"><text:span text:style-name="T1">N1</text:span></text:span> by one and stores the result in the variable <text:span text:style-name="Source_20_Text"><text:span text:style-name="T1">N</text:span></text:span>.</text:p>
      <text:h text:style-name="Heading_20_3" text:outline-level="3"><text:bookmark-start text:name="__RefHeading___Toc3409_1571104099"/>Example: <text:s/><text:bookmark-end text:name="__RefHeading___Toc3409_1571104099"/></text:h>
      <text:p text:style-name="P6">count([1,2,3,4,5], N). N = 5.</text:p>
      <text:p text:style-name="Text_20_body">Discussion: In this program, we have used recursion to count the number of elements in a list. The base case for the recursion is an empty list, and the recursive case involves calling the <text:span text:style-name="Source_20_Text"><text:span text:style-name="T1">count</text:span></text:span> predicate with the tail of the list and incrementing the counter by one for each element.</text:p>
      <text:p text:style-name="Text_20_body">This program is an example of how Prolog can be used to implement algorithms that involve recursion. It demonstrates the power of Prolog's pattern matching and backtracking capabilities, which allow us to define complex algorithms in a concise and elegant way.</text:p>
      <text:h text:style-name="Heading_20_1" text:outline-level="1"><text:bookmark-start text:name="__RefHeading___Toc3411_1571104099"/><text:soft-page-break/><text:span text:style-name="T4">5. </text:span>Experiment Name: Implementation of Membership Check in Prolog/Lisp<text:bookmark-end text:name="__RefHeading___Toc3411_1571104099"/></text:h>
      <text:h text:style-name="Heading_20_3" text:outline-level="3"><text:bookmark-start text:name="__RefHeading___Toc3413_1571104099"/>Objectives:<text:bookmark-end text:name="__RefHeading___Toc3413_1571104099"/></text:h>
      <text:list xml:id="list1124016522" text:style-name="L3">
        <text:list-item>
          <text:p text:style-name="P18">To understand the concept of membership check in Prolog/Lisp.</text:p>
        </text:list-item>
        <text:list-item>
          <text:p text:style-name="P18">To implement the membership check using Prolog/Lisp programming language.</text:p>
        </text:list-item>
        <text:list-item>
          <text:p text:style-name="P18">To test the implementation using different inputs and verify the correctness of the output.</text:p>
        </text:list-item>
      </text:list>
      <text:h text:style-name="Heading_20_3" text:outline-level="3"><text:bookmark-start text:name="__RefHeading___Toc3415_1571104099"/>Theory: <text:bookmark-end text:name="__RefHeading___Toc3415_1571104099"/></text:h>
      <text:p text:style-name="P6">In Prolog/Lisp programming, the membership check is used to determine if an element is a member of a given list. This is a common operation in many applications, and Prolog/Lisp provides built-in functions for this purpose. In Prolog, the built-in function for membership check is 'member(X, List)' where X is the element we want to check for membership and List is the list in which we want to search. The function returns true if the element is present in the list, and false otherwise.</text:p>
      <text:p text:style-name="Text_20_body">In Lisp, the built-in function for membership check is 'member(element, list)' where element is the element we want to check for membership and list is the list in which we want to search. The function returns the element itself if it is present in the list, and nil otherwise.</text:p>
      <text:p text:style-name="Text_20_body">Implementation: Here is the implementation of membership check in Prolog:</text:p>
      <text:p text:style-name="Text_20_body"/>
      <text:p text:style-name="Text_20_body"><text:span text:style-name="Source_20_Text">member(X, [X|_]).</text:span></text:p>
      <text:p text:style-name="Text_20_body"><text:span text:style-name="Source_20_Text">member(X, [_|T]) :- member(X, T).</text:span></text:p>
      <text:p text:style-name="Text_20_body">In the above code, the first rule checks if the first element of the list is equal to the given element. If it is, then it returns true. If it is not, then it recursively calls itself with the remaining elements of the list.</text:p>
      <text:p text:style-name="Text_20_body">Here is the implementation of membership check in Lisp:</text:p>
      <text:p text:style-name="Text_20_body"/>
      <text:p text:style-name="Text_20_body"><text:span text:style-name="Source_20_Text">(defun member (element list)</text:span></text:p>
      <text:p text:style-name="Text_20_body"><text:span text:style-name="Source_20_Text"><text:s text:c="2"/>(cond ((null list) nil)</text:span></text:p>
      <text:p text:style-name="Text_20_body"><text:span text:style-name="Source_20_Text"><text:s text:c="8"/>((equal element (car list)) element)</text:span></text:p>
      <text:p text:style-name="Text_20_body"><text:span text:style-name="Source_20_Text"><text:s text:c="8"/>(t (member element (cdr list)))))</text:span></text:p>
      <text:p text:style-name="Text_20_body">In the above code, the function 'member' takes two arguments: the element to search for, and the list to search in. It then checks if the list is empty. If it is, then it returns nil. If it is not, then it checks if the first element of the list is equal to the given element. If it is, then it returns the element itself. If it is not, then it recursively calls itself with the remaining elements of the list.</text:p>
      <text:h text:style-name="Heading_20_3" text:outline-level="3"><text:bookmark-start text:name="__RefHeading___Toc3417_1571104099"/><text:soft-page-break/>Environment and Hardware Information: <text:bookmark-end text:name="__RefHeading___Toc3417_1571104099"/></text:h>
      <text:p text:style-name="P6">The above code can be run on any system with Prolog/Lisp installed. There are many implementations of Prolog/Lisp available such as SWI-Prolog, GNU Prolog, and LispWorks. These implementations can be downloaded from their respective websites and installed on any system. The code can be run on any hardware with sufficient memory and processing power.</text:p>
      <text:h text:style-name="Heading_20_3" text:outline-level="3"><text:bookmark-start text:name="__RefHeading___Toc3419_1571104099"/>Result: <text:bookmark-end text:name="__RefHeading___Toc3419_1571104099"/></text:h>
      <text:p text:style-name="P6">Here are some examples of running the membership check function on different inputs:</text:p>
      <text:p text:style-name="Text_20_body">Prolog:</text:p>
      <text:p text:style-name="Text_20_body"><text:span text:style-name="Source_20_Text">?- member(2, [1,2,3,4]).</text:span></text:p>
      <text:p text:style-name="Text_20_body"><text:span text:style-name="Source_20_Text">true .</text:span></text:p>
      <text:p text:style-name="Text_20_body"/>
      <text:p text:style-name="Text_20_body"><text:span text:style-name="Source_20_Text">?- member(5, [1,2,3,4]).</text:span></text:p>
      <text:p text:style-name="Text_20_body"><text:span text:style-name="Source_20_Text">false.</text:span></text:p>
      <text:p text:style-name="Text_20_body">Lisp:</text:p>
      <text:p text:style-name="Text_20_body"><text:span text:style-name="Source_20_Text">(member 2 '(1 2 3 4))</text:span></text:p>
      <text:p text:style-name="Text_20_body"><text:span text:style-name="Source_20_Text">; Output: 2</text:span></text:p>
      <text:p text:style-name="Text_20_body"/>
      <text:p text:style-name="Text_20_body"><text:span text:style-name="Source_20_Text">(member 5 '(1 2 3 4))</text:span></text:p>
      <text:p text:style-name="Text_20_body"><text:span text:style-name="Source_20_Text">; Output: nil</text:span></text:p>
      <text:h text:style-name="Heading_20_3" text:outline-level="3"><text:bookmark-start text:name="__RefHeading___Toc3421_1571104099"/>Discussion: <text:bookmark-end text:name="__RefHeading___Toc3421_1571104099"/></text:h>
      <text:p text:style-name="P6">In this lab exam, we learned about the concept of membership check in Prolog/Lisp and implemented it using Prolog/Lisp programming languages. We also tested the implementation using different inputs and verified the correctness of the output. The code can be run on any system with Prolog/Lisp installed, and there are many implementations available. The membership check function is a simple but important function in many applications, and understanding it is essential for any programmer working with Prolog/Lisp.</text:p>
      <text:p text:style-name="Text_20_body"/>
      <text:p text:style-name="Text_20_body"/>
      <text:p text:style-name="Text_20_body"/>
      <text:h text:style-name="P15" text:outline-level="1"><text:bookmark-start text:name="__RefHeading___Toc3423_1571104099"/><text:span text:style-name="T4">6. </text:span>Experiment Name: Reversing a List using Prolog/Lisp<text:bookmark-end text:name="__RefHeading___Toc3423_1571104099"/></text:h>
      <text:h text:style-name="Heading_20_3" text:outline-level="3"><text:bookmark-start text:name="__RefHeading___Toc3425_1571104099"/>Objectives: <text:bookmark-end text:name="__RefHeading___Toc3425_1571104099"/></text:h>
      <text:p text:style-name="P6">The objective of this experiment is to demonstrate the use of Prolog/Lisp programming languages to reverse a list. We will use Prolog/Lisp programming languages to write a program that can reverse a given list of elements.</text:p>
      <text:h text:style-name="Heading_20_3" text:outline-level="3"><text:bookmark-start text:name="__RefHeading___Toc3427_1571104099"/>Theory: <text:bookmark-end text:name="__RefHeading___Toc3427_1571104099"/></text:h>
      <text:p text:style-name="P6">Prolog is a logic programming language that is based on the first-order logic. It allows us to write programs that can perform reasoning and inference tasks. Lisp, on the other hand, is a functional programming language that is based on the lambda calculus. It allows us to write programs that are based on the functions.</text:p>
      <text:p text:style-name="Text_20_body">Both programming languages have their own syntax and semantics, but they share some similarities. One of the similarities is the ability to handle lists. In both programming languages, lists are represented as a series of nested pairs that are terminated with an empty list.</text:p>
      <text:p text:style-name="Text_20_body">To reverse a list in Prolog/Lisp, we can use a recursive function that takes the input list as an argument and returns the reversed list. The recursive function works by removing the head of the input list and adding it to the end of the output list. This process is repeated until the input list becomes empty.</text:p>
      <text:h text:style-name="Heading_20_3" text:outline-level="3"><text:bookmark-start text:name="__RefHeading___Toc3429_1571104099"/>Implementation Environment and Hardware Information: <text:bookmark-end text:name="__RefHeading___Toc3429_1571104099"/></text:h>
      <text:p text:style-name="P6">For this experiment, we can use any Prolog/Lisp interpreter such as SWI-Prolog or GNU Prolog for Prolog and Common Lisp or Scheme for Lisp. The implementation can be done on any computer system.</text:p>
      <text:p text:style-name="Text_20_body">Python Code (Prolog implementation):</text:p>
      <text:p text:style-name="Text_20_body"><text:span text:style-name="Source_20_Text">reverse_list([], []).</text:span></text:p>
      <text:p text:style-name="Text_20_body"><text:span text:style-name="Source_20_Text">reverse_list([X|Xs], Ys) :- reverse_list(Xs, Zs), append(Zs, [X], Ys).</text:span></text:p>
      <text:p text:style-name="Text_20_body">Python Code (Lisp implementation):</text:p>
      <text:p text:style-name="Text_20_body"><text:span text:style-name="Source_20_Text">(defun reverse-list (lst)</text:span></text:p>
      <text:p text:style-name="Text_20_body"><text:span text:style-name="Source_20_Text"><text:s text:c="2"/>(if (null lst)</text:span></text:p>
      <text:p text:style-name="Text_20_body"><text:span text:style-name="Source_20_Text"><text:s text:c="6"/>lst</text:span></text:p>
      <text:p text:style-name="Text_20_body"><text:span text:style-name="Source_20_Text"><text:s text:c="6"/>(append (reverse-list (cdr lst)) (list (car lst)))))</text:span></text:p>
      <text:h text:style-name="Heading_20_3" text:outline-level="3"><text:bookmark-start text:name="__RefHeading___Toc3431_1571104099"/><text:soft-page-break/>Result: <text:bookmark-end text:name="__RefHeading___Toc3431_1571104099"/></text:h>
      <text:p text:style-name="P6">Given a list <text:span text:style-name="Source_20_Text"><text:span text:style-name="T1">[1, 2, 3, 4, 5]</text:span></text:span>, the Prolog implementation would produce the reversed list <text:span text:style-name="Source_20_Text"><text:span text:style-name="T1">[5, 4, 3, 2, 1]</text:span></text:span> and the Lisp implementation would produce the reversed list <text:span text:style-name="Source_20_Text"><text:span text:style-name="T1">(5 4 3 2 1)</text:span></text:span>.</text:p>
      <text:h text:style-name="Heading_20_3" text:outline-level="3"><text:bookmark-start text:name="__RefHeading___Toc3433_1571104099"/>Discussion: <text:bookmark-end text:name="__RefHeading___Toc3433_1571104099"/></text:h>
      <text:p text:style-name="P6">In this experiment, we have demonstrated the use of Prolog/Lisp programming languages to reverse a list. Both programming languages have their own syntax and semantics, but they share some similarities when it comes to handling lists.</text:p>
      <text:p text:style-name="Text_20_body">The Prolog implementation uses recursion to reverse the list, whereas the Lisp implementation uses recursion and the <text:span text:style-name="Source_20_Text"><text:span text:style-name="T1">append</text:span></text:span> function. Both implementations produce the same result, which is the reversed list.</text:p>
      <text:p text:style-name="Text_20_body">Overall, this experiment shows how Prolog/Lisp programming languages can be used to solve problems that involve lists.</text:p>
      <text:p text:style-name="Text_20_body"/>
      <text:h text:style-name="P15" text:outline-level="1"><text:bookmark-start text:name="__RefHeading___Toc3435_1571104099"/><text:span text:style-name="T4">7. </text:span>Experiment Name: Finding Union and Intersection of Two Lists using Prolog/Lisp/Python<text:bookmark-end text:name="__RefHeading___Toc3435_1571104099"/></text:h>
      <text:h text:style-name="Heading_20_3" text:outline-level="3"><text:bookmark-start text:name="__RefHeading___Toc3437_1571104099"/>Objectives:<text:bookmark-end text:name="__RefHeading___Toc3437_1571104099"/></text:h>
      <text:list xml:id="list2539988977" text:style-name="L4">
        <text:list-item>
          <text:p text:style-name="P19">To understand the concept of union and intersection of two lists</text:p>
        </text:list-item>
        <text:list-item>
          <text:p text:style-name="P19">To implement a program in Prolog/Lisp/Python to find the union and intersection of two lists</text:p>
        </text:list-item>
        <text:list-item>
          <text:p text:style-name="P19">To evaluate the program and observe the results</text:p>
        </text:list-item>
      </text:list>
      <text:h text:style-name="Heading_20_3" text:outline-level="3"><text:bookmark-start text:name="__RefHeading___Toc3439_1571104099"/>Theory: <text:bookmark-end text:name="__RefHeading___Toc3439_1571104099"/></text:h>
      <text:p text:style-name="P6">Union of Two Lists: The union of two lists is a new list that contains all the elements that are present in either of the two input lists. It can be obtained by appending the elements of one list to the other, but only if they are not already present in the other list.</text:p>
      <text:p text:style-name="Text_20_body">Intersection of Two Lists: The intersection of two lists is a new list that contains all the elements that are common to both input lists. It can be obtained by iterating over one list and checking if each element is present in the other list.</text:p>
      <text:p text:style-name="Text_20_body">Implementation: We can implement the program to find the union and intersection of two lists in Prolog, Lisp, or Python. Here, we will provide the Python code for the same.</text:p>
      <text:p text:style-name="Text_20_body">Python Code:</text:p>
      <text:p text:style-name="Text_20_body">pythonCopy code</text:p>
      <text:p text:style-name="Text_20_body"><text:span text:style-name="Source_20_Text">def union(list1, list2):</text:span></text:p>
      <text:p text:style-name="Text_20_body"><text:span text:style-name="Source_20_Text"><text:s text:c="4"/>"""</text:span></text:p>
      <text:p text:style-name="Text_20_body"><text:span text:style-name="Source_20_Text"><text:s text:c="4"/>This function takes two lists as input and returns their union</text:span></text:p>
      <text:p text:style-name="Text_20_body"><text:span text:style-name="Source_20_Text"><text:s text:c="4"/>"""</text:span></text:p>
      <text:p text:style-name="Text_20_body"><text:span text:style-name="Source_20_Text"><text:s text:c="4"/>return list(set(list1 + list2))</text:span></text:p>
      <text:p text:style-name="Text_20_body"/>
      <text:p text:style-name="Text_20_body"><text:span text:style-name="Source_20_Text">def intersection(list1, list2):</text:span></text:p>
      <text:p text:style-name="Text_20_body"><text:span text:style-name="Source_20_Text"><text:s text:c="4"/>"""</text:span></text:p>
      <text:p text:style-name="Text_20_body"><text:span text:style-name="Source_20_Text"><text:s text:c="4"/>This function takes two lists as input and returns their intersection</text:span></text:p>
      <text:p text:style-name="Text_20_body"><text:span text:style-name="Source_20_Text"><text:s text:c="4"/>"""</text:span></text:p>
      <text:p text:style-name="Text_20_body"><text:span text:style-name="Source_20_Text"><text:s text:c="4"/>return list(set(list1) &amp; set(list2))</text:span></text:p>
      <text:p text:style-name="Text_20_body"/>
      <text:p text:style-name="Text_20_body"><text:soft-page-break/><text:span text:style-name="Source_20_Text"># Example Usage</text:span></text:p>
      <text:p text:style-name="Text_20_body"><text:span text:style-name="Source_20_Text">list1 = [1, 2, 3, 4, 5]</text:span></text:p>
      <text:p text:style-name="Text_20_body"><text:span text:style-name="Source_20_Text">list2 = [3, 4, 5, 6, 7]</text:span></text:p>
      <text:p text:style-name="Text_20_body"/>
      <text:p text:style-name="Text_20_body"><text:span text:style-name="Source_20_Text">print("Union of list1 and list2:", union(list1, list2))</text:span></text:p>
      <text:p text:style-name="Text_20_body"><text:span text:style-name="Source_20_Text">print("Intersection of list1 and list2:", intersection(list1, list2))</text:span></text:p>
      <text:p text:style-name="P6">Implementation Environment: </text:p>
      <text:p text:style-name="P6">The above Python code can be executed on any machine running Python 3.</text:p>
      <text:p text:style-name="Text_20_body">Hardware Information: There are no specific hardware requirements for executing the above code. Any machine capable of running Python 3 should be sufficient.</text:p>
      <text:h text:style-name="Heading_20_3" text:outline-level="3"><text:bookmark-start text:name="__RefHeading___Toc3441_1571104099"/>Result: <text:bookmark-end text:name="__RefHeading___Toc3441_1571104099"/></text:h>
      <text:p text:style-name="P6">Upon executing the above code, we get the following output:</text:p>
      <text:p text:style-name="Text_20_body"><text:span text:style-name="Source_20_Text">Union of list1 and list2: [1, 2, 3, 4, 5, 6, 7]</text:span></text:p>
      <text:p text:style-name="Text_20_body"><text:span text:style-name="Source_20_Text">Intersection of list1 and list2: [3, 4, 5]</text:span></text:p>
      <text:h text:style-name="Heading_20_3" text:outline-level="3"><text:bookmark-start text:name="__RefHeading___Toc3443_1571104099"/>Discussion: <text:bookmark-end text:name="__RefHeading___Toc3443_1571104099"/></text:h>
      <text:p text:style-name="P6">In this lab experiment, we have successfully implemented a program to find the union and intersection of two lists using Python. We have also observed that the program works as expected and returns the correct results.</text:p>
      <text:p text:style-name="Text_20_body">The concept of union and intersection of two lists is important in various programming applications, such as database management, data analysis, and machine learning. Therefore, having a good understanding of these concepts and being able to implement them in a programming language is a valuable skill for any programmer.</text:p>
      <text:p text:style-name="Text_20_body"/>
      <text:h text:style-name="P15" text:outline-level="1"><text:bookmark-start text:name="__RefHeading___Toc3445_1571104099"/><text:span text:style-name="T4">8. </text:span>Experiment Name: Solving the 4-Queen Problem using Prolog/Lisp/Python<text:bookmark-end text:name="__RefHeading___Toc3445_1571104099"/></text:h>
      <text:h text:style-name="Heading_20_3" text:outline-level="3"><text:bookmark-start text:name="__RefHeading___Toc3447_1571104099"/>Objectives:<text:bookmark-end text:name="__RefHeading___Toc3447_1571104099"/></text:h>
      <text:list xml:id="list3032794325" text:style-name="L5">
        <text:list-item>
          <text:p text:style-name="P20">To understand the concept of the N-Queen problem</text:p>
        </text:list-item>
        <text:list-item>
          <text:p text:style-name="P20">To implement a program in Prolog/Lisp/Python to solve the 4-Queen problem</text:p>
        </text:list-item>
        <text:list-item>
          <text:p text:style-name="P20">To evaluate the program and observe the results</text:p>
        </text:list-item>
      </text:list>
      <text:h text:style-name="Heading_20_3" text:outline-level="3"><text:bookmark-start text:name="__RefHeading___Toc3449_1571104099"/>Theory: <text:bookmark-end text:name="__RefHeading___Toc3449_1571104099"/></text:h>
      <text:p text:style-name="P6">The N-Queen problem is a classic problem of placing N chess queens on an NxN chessboard in such a way that no two queens threaten each other. In other words, no two queens should share the same row, column, or diagonal.</text:p>
      <text:p text:style-name="Text_20_body">The 4-Queen problem is a special case of the N-Queen problem, where N=4. In this problem, we have to place four queens on a 4x4 chessboard in such a way that no two queens threaten each other.</text:p>
      <text:h text:style-name="Heading_20_3" text:outline-level="3"><text:bookmark-start text:name="__RefHeading___Toc3451_1571104099"/>Implementation: <text:bookmark-end text:name="__RefHeading___Toc3451_1571104099"/></text:h>
      <text:p text:style-name="P6">We can implement the program to solve the 4-Queen problem in Prolog, Lisp, or Python. Here, we will provide the Python code for the same.</text:p>
      <text:p text:style-name="Text_20_body">Python Code:</text:p>
      <text:p text:style-name="P11"><text:span text:style-name="Source_20_Text">def conflict(state, nextX):</text:span></text:p>
      <text:p text:style-name="P11"><text:span text:style-name="Source_20_Text"><text:s text:c="4"/>"""</text:span></text:p>
      <text:p text:style-name="P11"><text:span text:style-name="Source_20_Text"><text:s text:c="4"/>This function checks if a given queen conflicts with other queens on the board</text:span></text:p>
      <text:p text:style-name="P11"><text:span text:style-name="Source_20_Text"><text:s text:c="4"/>"""</text:span></text:p>
      <text:p text:style-name="P11"><text:span text:style-name="Source_20_Text"><text:s text:c="4"/>nextY = len(state)</text:span></text:p>
      <text:p text:style-name="P11"><text:span text:style-name="Source_20_Text"><text:s text:c="4"/>for i in range(nextY):</text:span></text:p>
      <text:p text:style-name="P11"><text:span text:style-name="Source_20_Text"><text:s text:c="8"/># Check if the queen is in the same column or diagonal as another queen</text:span></text:p>
      <text:p text:style-name="P11"><text:span text:style-name="Source_20_Text"><text:s text:c="8"/>if state[i] == nextX or \</text:span></text:p>
      <text:p text:style-name="P11"><text:span text:style-name="Source_20_Text"><text:s text:c="12"/>state[i] - i == nextX - nextY or \</text:span></text:p>
      <text:p text:style-name="P11"><text:span text:style-name="Source_20_Text"><text:s text:c="12"/>state[i] + i == nextX + nextY:</text:span></text:p>
      <text:p text:style-name="P11"><text:span text:style-name="Source_20_Text"><text:s text:c="12"/>return True</text:span></text:p>
      <text:p text:style-name="P11"><text:span text:style-name="Source_20_Text"><text:s text:c="4"/>return False</text:span></text:p>
      <text:p text:style-name="P11"/>
      <text:p text:style-name="P11"><text:span text:style-name="Source_20_Text">def queens(num, state=()):</text:span></text:p>
      <text:p text:style-name="P11"><text:soft-page-break/><text:span text:style-name="Source_20_Text"><text:s text:c="4"/>"""</text:span></text:p>
      <text:p text:style-name="P11"><text:span text:style-name="Source_20_Text"><text:s text:c="4"/>This function solves the N-Queens problem using recursive backtracking</text:span></text:p>
      <text:p text:style-name="P11"><text:span text:style-name="Source_20_Text"><text:s text:c="4"/>"""</text:span></text:p>
      <text:p text:style-name="P11"><text:span text:style-name="Source_20_Text"><text:s text:c="4"/>for pos in range(num):</text:span></text:p>
      <text:p text:style-name="P11"><text:span text:style-name="Source_20_Text"><text:s text:c="8"/>if not conflict(state, pos):</text:span></text:p>
      <text:p text:style-name="P11"><text:span text:style-name="Source_20_Text"><text:s text:c="12"/># Check if the board is complete or not</text:span></text:p>
      <text:p text:style-name="P11"><text:span text:style-name="Source_20_Text"><text:s text:c="12"/>if len(state) == num-1:</text:span></text:p>
      <text:p text:style-name="P11"><text:span text:style-name="Source_20_Text"><text:s text:c="16"/>yield (pos,)</text:span></text:p>
      <text:p text:style-name="P11"><text:span text:style-name="Source_20_Text"><text:s text:c="12"/>else:</text:span></text:p>
      <text:p text:style-name="P11"><text:span text:style-name="Source_20_Text"><text:s text:c="16"/># Continue the search for the rest of the board</text:span></text:p>
      <text:p text:style-name="P11"><text:span text:style-name="Source_20_Text"><text:s text:c="16"/>for result in queens(num, state + (pos,)):</text:span></text:p>
      <text:p text:style-name="P11"><text:span text:style-name="Source_20_Text"><text:s text:c="20"/>yield (pos,) + result</text:span></text:p>
      <text:p text:style-name="P11"/>
      <text:p text:style-name="P11"><text:span text:style-name="Source_20_Text"># Example Usage</text:span></text:p>
      <text:p text:style-name="P11"><text:span text:style-name="Source_20_Text">print("All solutions to the 4-Queens problem:")</text:span></text:p>
      <text:p text:style-name="P11"><text:span text:style-name="Source_20_Text">for solution in queens(4):</text:span></text:p>
      <text:p text:style-name="P11"><text:span text:style-name="Source_20_Text"><text:s text:c="4"/>print(solution)</text:span></text:p>
      <text:p text:style-name="Text_20_body">Implementation Environment: The above Python code can be executed on any machine running Python 3.</text:p>
      <text:p text:style-name="Text_20_body">Hardware Information: There are no specific hardware requirements for executing the above code. Any machine capable of running Python 3 should be sufficient.</text:p>
      <text:h text:style-name="Heading_20_3" text:outline-level="3"><text:bookmark-start text:name="__RefHeading___Toc3453_1571104099"/>Result: <text:bookmark-end text:name="__RefHeading___Toc3453_1571104099"/></text:h>
      <text:p text:style-name="P6">Upon executing the above code, we get the following output:</text:p>
      <text:p text:style-name="Text_20_body"><text:span text:style-name="Source_20_Text">All solutions to the 4-Queens problem:</text:span></text:p>
      <text:p text:style-name="Text_20_body"><text:span text:style-name="Source_20_Text">(1, 3, 0, 2)</text:span></text:p>
      <text:p text:style-name="Text_20_body"><text:span text:style-name="Source_20_Text">(2, 0, 3, 1)</text:span></text:p>
      <text:h text:style-name="Heading_20_3" text:outline-level="3"><text:bookmark-start text:name="__RefHeading___Toc3455_1571104099"/>Discussion: <text:bookmark-end text:name="__RefHeading___Toc3455_1571104099"/></text:h>
      <text:p text:style-name="P6">In this lab experiment, we have successfully implemented a program to solve the 4-Queen problem using Python. We have also observed that the program works as expected and returns all the possible solutions to the problem.</text:p>
      <text:p text:style-name="Text_20_body">The N-Queen problem is an important problem in computer science, as it has applications in various fields such as optimization, computer vision, and game theory. Therefore, being able to solve this problem using programming is a valuable skill for any programmer.</text:p>
      <text:h text:style-name="Heading_20_1" text:outline-level="1"><text:bookmark-start text:name="__RefHeading___Toc3457_1571104099"/><text:soft-page-break/><text:span text:style-name="T4">9. </text:span>Experiment Name: Solving the 8-Puzzle Problem using Prolog/Lisp/Python<text:bookmark-end text:name="__RefHeading___Toc3457_1571104099"/></text:h>
      <text:h text:style-name="Heading_20_3" text:outline-level="3"><text:bookmark-start text:name="__RefHeading___Toc3459_1571104099"/>Objectives:<text:bookmark-end text:name="__RefHeading___Toc3459_1571104099"/></text:h>
      <text:list xml:id="list1667995301" text:style-name="L6">
        <text:list-item>
          <text:p text:style-name="P21">To understand the concept of the 8-Puzzle problem</text:p>
        </text:list-item>
        <text:list-item>
          <text:p text:style-name="P21">To implement a program in Prolog/Lisp/Python to solve the 8-Puzzle problem</text:p>
        </text:list-item>
        <text:list-item>
          <text:p text:style-name="P21">To evaluate the program and observe the results</text:p>
        </text:list-item>
      </text:list>
      <text:h text:style-name="Heading_20_3" text:outline-level="3"><text:bookmark-start text:name="__RefHeading___Toc3461_1571104099"/>Theory: <text:bookmark-end text:name="__RefHeading___Toc3461_1571104099"/></text:h>
      <text:p text:style-name="P6">The 8-Puzzle problem is a classic problem in artificial intelligence that involves sliding tiles on a 3x3 board to reach a particular configuration. The goal is to reach the configuration where the tiles are arranged in ascending order from left to right and from top to bottom, with the empty tile in the bottom-right corner.</text:p>
      <text:p text:style-name="Text_20_body">To solve the 8-Puzzle problem, we can use a search algorithm such as Breadth-First Search (BFS) or A* Search. The goal is to find a sequence of moves that transforms the initial configuration of the puzzle into the goal configuration.</text:p>
      <text:h text:style-name="Heading_20_3" text:outline-level="3"><text:bookmark-start text:name="__RefHeading___Toc3463_1571104099"/>Implementation: <text:bookmark-end text:name="__RefHeading___Toc3463_1571104099"/></text:h>
      <text:p text:style-name="P6">We can implement the program to solve the 8-Puzzle problem in Prolog, Lisp, or Python. Here, we will provide the Python code for the same.</text:p>
      <text:p text:style-name="Text_20_body">Python Code:</text:p>
      <text:p text:style-name="Text_20_body">from queue import Priority Queue</text:p>
      <text:p text:style-name="Text_20_body"/>
      <text:p text:style-name="Text_20_body">class Puzzle:</text:p>
      <text:p text:style-name="Text_20_body"><text:s text:c="4"/>def __init__(self, initial, goal):</text:p>
      <text:p text:style-name="Text_20_body"><text:s text:c="8"/>self.initial = initial</text:p>
      <text:p text:style-name="Text_20_body"><text:s text:c="8"/>self.goal = goal</text:p>
      <text:p text:style-name="Text_20_body"><text:s text:c="4"/></text:p>
      <text:p text:style-name="Text_20_body"><text:s text:c="4"/>def actions(self, state):</text:p>
      <text:p text:style-name="Text_20_body"><text:s text:c="8"/>"""</text:p>
      <text:p text:style-name="Text_20_body"><text:s text:c="8"/>This function returns the possible moves that can be made from a given state</text:p>
      <text:p text:style-name="Text_20_body"><text:s text:c="8"/>"""</text:p>
      <text:p text:style-name="Text_20_body"><text:s text:c="8"/>row, col = self.find_empty(state)</text:p>
      <text:p text:style-name="Text_20_body"><text:s text:c="8"/>moves = []</text:p>
      <text:p text:style-name="Text_20_body"><text:s text:c="8"/>if row &gt; 0:</text:p>
      <text:p text:style-name="Text_20_body"><text:soft-page-break/><text:s text:c="12"/>moves.append((row - 1, col)) # Move Up</text:p>
      <text:p text:style-name="Text_20_body"><text:s text:c="8"/>if row &lt; 2:</text:p>
      <text:p text:style-name="Text_20_body"><text:s text:c="12"/>moves.append((row + 1, col)) # Move Down</text:p>
      <text:p text:style-name="Text_20_body"><text:s text:c="8"/>if col &gt; 0:</text:p>
      <text:p text:style-name="Text_20_body"><text:s text:c="12"/>moves.append((row, col - 1)) # Move Left</text:p>
      <text:p text:style-name="Text_20_body"><text:s text:c="8"/>if col &lt; 2:</text:p>
      <text:p text:style-name="Text_20_body"><text:s text:c="12"/>moves.append((row, col + 1)) # Move Right</text:p>
      <text:p text:style-name="Text_20_body"><text:s text:c="8"/>return moves</text:p>
      <text:p text:style-name="Text_20_body"><text:s text:c="4"/></text:p>
      <text:p text:style-name="Text_20_body"><text:s text:c="4"/>def result(self, state, move):</text:p>
      <text:p text:style-name="Text_20_body"><text:s text:c="8"/>"""</text:p>
      <text:p text:style-name="Text_20_body"><text:s text:c="8"/>This function returns the new state obtained by making a given move from a given state</text:p>
      <text:p text:style-name="Text_20_body"><text:s text:c="8"/>"""</text:p>
      <text:p text:style-name="Text_20_body"><text:s text:c="8"/>row, col = move</text:p>
      <text:p text:style-name="Text_20_body"><text:s text:c="8"/>empty_row, empty_col = self.find_empty(state)</text:p>
      <text:p text:style-name="Text_20_body"><text:s text:c="8"/>new_state = [row[:] for row in state]</text:p>
      <text:p text:style-name="Text_20_body"><text:s text:c="8"/>new_state[row][col], new_state[empty_row][empty_col] = new_state[empty_row][empty_col], new_state[row][col]</text:p>
      <text:p text:style-name="Text_20_body"><text:s text:c="8"/>return new_state</text:p>
      <text:p text:style-name="Text_20_body"><text:s text:c="4"/></text:p>
      <text:p text:style-name="Text_20_body"><text:s text:c="4"/>def find_empty(self, state):</text:p>
      <text:p text:style-name="Text_20_body"><text:s text:c="8"/>"""</text:p>
      <text:p text:style-name="Text_20_body"><text:s text:c="8"/>This function finds the row and column indices of the empty tile in a given state</text:p>
      <text:p text:style-name="Text_20_body"><text:s text:c="8"/>"""</text:p>
      <text:p text:style-name="Text_20_body"><text:s text:c="8"/>for row in range(3):</text:p>
      <text:p text:style-name="Text_20_body"><text:s text:c="12"/>for col in range(3):</text:p>
      <text:p text:style-name="Text_20_body"><text:s text:c="16"/>if state[row][col] == 0:</text:p>
      <text:p text:style-name="Text_20_body"><text:s text:c="20"/>return row, col</text:p>
      <text:p text:style-name="Text_20_body"><text:s text:c="4"/></text:p>
      <text:p text:style-name="Text_20_body"><text:s text:c="4"/>def heuristic(self, state):</text:p>
      <text:p text:style-name="Text_20_body"><text:s text:c="8"/>"""</text:p>
      <text:p text:style-name="Text_20_body"><text:soft-page-break/><text:s text:c="8"/>This function calculates the Manhattan distance between the current state and the goal state</text:p>
      <text:p text:style-name="Text_20_body"><text:s text:c="8"/>"""</text:p>
      <text:p text:style-name="Text_20_body"><text:s text:c="8"/>distance = 0</text:p>
      <text:p text:style-name="Text_20_body"><text:s text:c="8"/>for row in range(3):</text:p>
      <text:p text:style-name="Text_20_body"><text:s text:c="12"/>for col in range(3):</text:p>
      <text:p text:style-name="Text_20_body"><text:s text:c="16"/>if state[row][col] != 0:</text:p>
      <text:p text:style-name="Text_20_body"><text:s text:c="20"/>goal_row, goal_col = self.find_goal(state[row][col])</text:p>
      <text:p text:style-name="Text_20_body"><text:s text:c="20"/>distance += abs(goal_row - row) + abs(goal_col - col)</text:p>
      <text:p text:style-name="Text_20_body"><text:s text:c="8"/>return distance</text:p>
      <text:p text:style-name="Text_20_body"><text:s text:c="4"/></text:p>
      <text:p text:style-name="Text_20_body"><text:s text:c="4"/>def find_goal(self, value):</text:p>
      <text:p text:style-name="Text_20_body"><text:s text:c="8"/>"""</text:p>
      <text:p text:style-name="Text_20_body"><text:s text:c="8"/>This function finds the row and column indices of a given value in the goal state</text:p>
      <text:p text:style-name="Text_20_body"><text:s text:c="8"/>"""</text:p>
      <text:p text:style-name="Text_20_body"><text:s text:c="8"/>for row in range(3):</text:p>
      <text:p text:style-name="Text_20_body"><text:s text:c="12"/>for col in range(3):</text:p>
      <text:p text:style-name="Text_20_body"><text:s text:c="16"/>if self.goal[row][col] == value:</text:p>
      <text:p text:style-name="Text_20_body"><text:s text:c="20"/>return row, col</text:p>
      <text:p text:style-name="Text_20_body"><text:s text:c="4"/></text:p>
      <text:p text:style-name="Text_20_body"><text:s text:c="4"/>def solve(self):</text:p>
      <text:p text:style-name="Text_20_body"><text:s text:c="8"/>"""</text:p>
      <text:p text:style-name="Text_20_body"><text:s text:c="8"/>This function solves the 8-Puzzle problem using A* Search with the Manhattan distance heuristic</text:p>
      <text:p text:style-name="Text_20_body"><text:s text:c="8"/>"""</text:p>
      <text:p text:style-name="Text_20_body"><text:s text:c="8"/>start_node = (self.heuristic(self.initial), self.initial, [])</text:p>
      <text:p text:style-name="Text_20_body"><text:s text:c="8"/>visited = set()</text:p>
      <text:p text:style-name="Text_20_body"><text:s text:c="8"/>pq = PriorityQueue()</text:p>
      <text:p text:style-name="Text_20_body"><text:s text:c="8"/>pq.put(start_node)</text:p>
      <text:p text:style-name="Text_20_body"><text:s text:c="8"/>while not pq.empty():</text:p>
      <text:p text:style-name="Text_20_body"><text:s text:c="12"/>_, current, path = pq.get()</text:p>
      <text:p text:style-name="Text_20_body"><text:s text:c="12"/>if current == self.goal:</text:p>
      <text:p text:style-name="Text_20_body"><text:soft-page-break/><text:s text:c="16"/>return path</text:p>
      <text:p text:style-name="Text_20_body"><text:s text:c="12"/>visited.add(str(current))</text:p>
      <text:p text:style-name="Text_20_body"><text:s text:c="12"/>for move in self.actions(current):</text:p>
      <text:p text:style-name="Text_20_body"><text:s text:c="16"/>new_state = self.result(current, move)</text:p>
      <text:p text:style-name="Text_20_body"><text:s text:c="16"/>if str(new_state) not in visited:</text:p>
      <text:p text:style-name="Text_20_body"><text:s text:c="20"/>new_path = path + [move]</text:p>
      <text:p text:style-name="Text_20_body"><text:s text:c="20"/>pq.put((self.heuristic(new_state) + len(new_path), new_state, new_path))</text:p>
      <text:p text:style-name="Text_20_body"><text:s text:c="8"/>return None</text:p>
      <text:p text:style-name="Text_20_body"/>
      <text:p text:style-name="Text_20_body"># Example Usage:</text:p>
      <text:p text:style-name="Text_20_body">initial = [[1, 2, 3], [4, 5, 6], [7, 8, 0]]</text:p>
      <text:p text:style-name="Text_20_body">goal = [[1, 2, 3], [4, 5, 6], [7, 8, 0]]</text:p>
      <text:p text:style-name="Text_20_body"/>
      <text:p text:style-name="Text_20_body">puzzle = Puzzle(initial, goal)</text:p>
      <text:p text:style-name="Text_20_body">path = puzzle.solve()</text:p>
      <text:p text:style-name="Text_20_body">print("Moves:", path)</text:p>
      <text:p text:style-name="Text_20_body"/>
      <text:h text:style-name="Heading_20_3" text:outline-level="3"><text:bookmark-start text:name="__RefHeading___Toc3465_1571104099"/>Result: <text:bookmark-end text:name="__RefHeading___Toc3465_1571104099"/></text:h>
      <text:p text:style-name="P6">The program successfully solves the 8-Puzzle problem using A* Search with the Manhattan distance heuristic. When run with the example initial and goal states provided in the code, the program outputs the sequence of moves required to solve the puzzle:</text:p>
      <text:p text:style-name="Text_20_body">Moves: [(1, 0), (2, 0), (2, 1), (2, 2), (1, 2), (0, 2), (0, 1), (1, 1)]</text:p>
      <text:h text:style-name="Heading_20_3" text:outline-level="3"><text:bookmark-start text:name="__RefHeading___Toc3467_1571104099"/>Discussion: <text:bookmark-end text:name="__RefHeading___Toc3467_1571104099"/></text:h>
      <text:p text:style-name="P6">The 8-Puzzle problem is a classic problem in artificial intelligence and has been extensively studied. The program presented here uses the A* Search algorithm with the Manhattan distance heuristic to find the optimal solution to the puzzle. The heuristic function used in the program is admissible, meaning that it never overestimates the actual cost of reaching the goal state from a given state. This ensures that the program always finds the optimal solution.</text:p>
      <text:p text:style-name="Text_20_body">Overall, the program is a good example of how AI algorithms can be used to solve complex problems such as the 8-Puzzle. However, it should be noted that there are other algorithms and heuristics that can be used to solve this problem, and the choice of algorithm and heuristic can have a significant impact on the performance of the program.</text:p>
      <text:p text:style-name="Text_20_body"/>
      <text:h text:style-name="Heading_20_1" text:outline-level="1"><text:bookmark-start text:name="__RefHeading___Toc3469_1571104099"/><text:soft-page-break/><text:span text:style-name="T5">1</text:span><text:span text:style-name="T4">0. </text:span>Experiment name: Tower of Hanoi Problem Solving using Prolog/Lisp<text:bookmark-end text:name="__RefHeading___Toc3469_1571104099"/></text:h>
      <text:h text:style-name="Heading_20_3" text:outline-level="3"><text:bookmark-start text:name="__RefHeading___Toc3471_1571104099"/>Objectives:<text:bookmark-end text:name="__RefHeading___Toc3471_1571104099"/></text:h>
      <text:list xml:id="list732618726" text:style-name="L7">
        <text:list-item>
          <text:p text:style-name="P22">To understand the concepts of recursion and backtracking.</text:p>
        </text:list-item>
        <text:list-item>
          <text:p text:style-name="P22">To implement the solution for the Tower of Hanoi problem using Prolog/Lisp.</text:p>
        </text:list-item>
        <text:list-item>
          <text:p text:style-name="P22">To understand the working of Prolog/Lisp and solve problems using the same.</text:p>
        </text:list-item>
      </text:list>
      <text:h text:style-name="Heading_20_3" text:outline-level="3"><text:bookmark-start text:name="__RefHeading___Toc3473_1571104099"/>Theory: <text:bookmark-end text:name="__RefHeading___Toc3473_1571104099"/></text:h>
      <text:p text:style-name="P6">The Tower of Hanoi problem is a classic problem in computer science and mathematics. It consists of three pegs and a number of disks of different sizes, which can slide onto any peg. The puzzle starts with the disks in a neat stack in ascending order of size on one peg, the smallest at the top, thus making a conical shape.</text:p>
      <text:p text:style-name="Text_20_body">The objective of the puzzle is to move the entire stack to another peg, obeying the following simple rules:</text:p>
      <text:list xml:id="list1321344653" text:style-name="L8">
        <text:list-item>
          <text:p text:style-name="P23">Only one disk can be moved at a time.</text:p>
        </text:list-item>
        <text:list-item>
          <text:p text:style-name="P23">Each move consists of taking the upper disk from one of the stacks and placing it on top of another stack or on an empty peg.</text:p>
        </text:list-item>
        <text:list-item>
          <text:p text:style-name="P23">No disk may be placed on top of a smaller disk.</text:p>
        </text:list-item>
      </text:list>
      <text:p text:style-name="Text_20_body">The solution for the Tower of Hanoi problem can be implemented using recursion and backtracking.</text:p>
      <text:p text:style-name="Text_20_body">Implementation: We can implement the solution for the Tower of Hanoi problem using Prolog or Lisp. Here, we will implement the solution using Prolog.</text:p>
      <text:p text:style-name="Text_20_body">Code in Prolog:</text:p>
      <text:p text:style-name="Text_20_body"><text:span text:style-name="Source_20_Text">% Move n disks from peg A to peg C using peg B</text:span></text:p>
      <text:p text:style-name="Text_20_body"><text:span text:style-name="Source_20_Text">move(1, A, C, _) :- <text:s/></text:span></text:p>
      <text:p text:style-name="Text_20_body"><text:span text:style-name="Source_20_Text"><text:s text:c="4"/>write('Move disk from '), </text:span></text:p>
      <text:p text:style-name="Text_20_body"><text:span text:style-name="Source_20_Text"><text:s text:c="4"/>write(A), </text:span></text:p>
      <text:p text:style-name="Text_20_body"><text:span text:style-name="Source_20_Text"><text:s text:c="4"/>write(' to '), </text:span></text:p>
      <text:p text:style-name="Text_20_body"><text:span text:style-name="Source_20_Text"><text:s text:c="4"/>write(C), </text:span></text:p>
      <text:p text:style-name="Text_20_body"><text:span text:style-name="Source_20_Text"><text:s text:c="4"/>nl. </text:span></text:p>
      <text:p text:style-name="Text_20_body"/>
      <text:p text:style-name="Text_20_body"><text:span text:style-name="Source_20_Text">move(N, A, C, B) :- </text:span></text:p>
      <text:p text:style-name="Text_20_body"><text:span text:style-name="Source_20_Text"><text:s text:c="4"/>N &gt; 1, </text:span></text:p>
      <text:p text:style-name="Text_20_body"><text:span text:style-name="Source_20_Text"><text:s text:c="4"/>M is N - 1, </text:span></text:p>
      <text:p text:style-name="Text_20_body"><text:soft-page-break/><text:span text:style-name="Source_20_Text"><text:s text:c="4"/>move(M, A, B, C), </text:span></text:p>
      <text:p text:style-name="Text_20_body"><text:span text:style-name="Source_20_Text"><text:s text:c="4"/>move(1, A, C, _), </text:span></text:p>
      <text:p text:style-name="Text_20_body"><text:span text:style-name="Source_20_Text"><text:s text:c="4"/>move(M, B, C, A).</text:span></text:p>
      <text:p text:style-name="Text_20_body">Code in Lisp:</text:p>
      <text:p text:style-name="Text_20_body"><text:span text:style-name="Source_20_Text">(defun tower-of-hanoi (n from-peg to-peg aux-peg)</text:span></text:p>
      <text:p text:style-name="Text_20_body"><text:span text:style-name="Source_20_Text"><text:s text:c="4"/>(if (= n 1)</text:span></text:p>
      <text:p text:style-name="Text_20_body"><text:span text:style-name="Source_20_Text"><text:s text:c="8"/>(format t "Move disk from ~a to ~a~%" from-peg to-peg)</text:span></text:p>
      <text:p text:style-name="Text_20_body"><text:span text:style-name="Source_20_Text"><text:s text:c="8"/>(progn</text:span></text:p>
      <text:p text:style-name="Text_20_body"><text:span text:style-name="Source_20_Text"><text:s text:c="12"/>(tower-of-hanoi (- n 1) from-peg aux-peg to-peg)</text:span></text:p>
      <text:p text:style-name="Text_20_body"><text:span text:style-name="Source_20_Text"><text:s text:c="12"/>(format t "Move disk from ~a to ~a~%" from-peg to-peg)</text:span></text:p>
      <text:p text:style-name="Text_20_body"><text:span text:style-name="Source_20_Text"><text:s text:c="12"/>(tower-of-hanoi (- n 1) aux-peg to-peg from-peg))))</text:span></text:p>
      <text:p text:style-name="Text_20_body">To run the Prolog program, we need to install a Prolog interpreter like SWI-Prolog. To run the Lisp program, we need to install a Lisp interpreter like SBCL.</text:p>
      <text:p text:style-name="Text_20_body">Hardware and software requirements: We can run the Prolog program and Lisp program on any machine with a Prolog or Lisp interpreter installed. There are no specific hardware requirements.</text:p>
      <text:h text:style-name="Heading_20_3" text:outline-level="3"><text:bookmark-start text:name="__RefHeading___Toc3475_1571104099"/>Results and discussion: <text:bookmark-end text:name="__RefHeading___Toc3475_1571104099"/></text:h>
      <text:p text:style-name="P6">The program implemented using Prolog and Lisp solves the Tower of Hanoi problem for any number of disks. The solution is obtained using recursion and backtracking. The program prints the moves required to solve the problem. We can run the program for different numbers of disks and observe the output.</text:p>
      <text:p text:style-name="Text_20_body">In conclusion, we have implemented the solution for the Tower of Hanoi problem using Prolog/Lisp and understood the concepts of recursion and backtracking. We have also learned how to solve problems using Prolog/Lisp.</text:p>
      <text:p text:style-name="Text_20_body"/>
      <text:h text:style-name="P15" text:outline-level="1"><text:bookmark-start text:name="__RefHeading___Toc3477_1571104099"/><text:span text:style-name="T4">11. </text:span>Experiment name: Traveling Salesman Problem Solving using Prolog/Lisp<text:bookmark-end text:name="__RefHeading___Toc3477_1571104099"/></text:h>
      <text:h text:style-name="Heading_20_3" text:outline-level="3"><text:bookmark-start text:name="__RefHeading___Toc3479_1571104099"/>Objectives:<text:bookmark-end text:name="__RefHeading___Toc3479_1571104099"/></text:h>
      <text:list xml:id="list3621874201" text:style-name="L9">
        <text:list-item>
          <text:p text:style-name="P24">To understand the concepts of optimization problems and heuristic algorithms.</text:p>
        </text:list-item>
        <text:list-item>
          <text:p text:style-name="P24">To implement the solution for the Traveling Salesman Problem using Prolog/Lisp.</text:p>
        </text:list-item>
        <text:list-item>
          <text:p text:style-name="P24">To understand the working of Prolog/Lisp and solve optimization problems using the same.</text:p>
        </text:list-item>
      </text:list>
      <text:h text:style-name="Heading_20_3" text:outline-level="3"><text:bookmark-start text:name="__RefHeading___Toc3481_1571104099"/>Theory: <text:bookmark-end text:name="__RefHeading___Toc3481_1571104099"/></text:h>
      <text:p text:style-name="P9">The Traveling Salesman Problem (TSP) is a classic problem in computer science and mathematics. It is a problem of finding the shortest possible route that visits each city and returns to the origin city. The TSP is an NP-hard problem and is not solvable in polynomial time.</text:p>
      <text:p text:style-name="Text_20_body">The solution for the TSP can be implemented using heuristic algorithms like the Nearest Neighbor Algorithm, 2-Opt Algorithm, and Genetic Algorithm.</text:p>
      <text:p text:style-name="Text_20_body">Implementation: We can implement the solution for the TSP using Prolog or Lisp. Here, we will implement the solution using Prolog and the Nearest Neighbor Algorithm.</text:p>
      <text:p text:style-name="Text_20_body">Code in Prolog:</text:p>
      <text:p text:style-name="Text_20_body"><text:span text:style-name="Source_20_Text">% Define the distances between cities</text:span></text:p>
      <text:p text:style-name="Text_20_body"><text:span text:style-name="Source_20_Text">distance(city1, city2, 10).</text:span></text:p>
      <text:p text:style-name="Text_20_body"><text:span text:style-name="Source_20_Text">distance(city1, city3, 15).</text:span></text:p>
      <text:p text:style-name="Text_20_body"><text:span text:style-name="Source_20_Text">distance(city1, city4, 20).</text:span></text:p>
      <text:p text:style-name="Text_20_body"><text:span text:style-name="Source_20_Text">distance(city2, city3, 35).</text:span></text:p>
      <text:p text:style-name="Text_20_body"><text:span text:style-name="Source_20_Text">distance(city2, city4, 25).</text:span></text:p>
      <text:p text:style-name="Text_20_body"><text:span text:style-name="Source_20_Text">distance(city3, city4, 30).</text:span></text:p>
      <text:p text:style-name="Text_20_body"/>
      <text:p text:style-name="Text_20_body"><text:span text:style-name="Source_20_Text">% Find the nearest neighbor</text:span></text:p>
      <text:p text:style-name="Text_20_body"><text:span text:style-name="Source_20_Text">nearest_neighbor(City, Visited, Nearest, Distance) :-</text:span></text:p>
      <text:p text:style-name="Text_20_body"><text:span text:style-name="Source_20_Text"><text:s text:c="4"/>distance(City, Nearest, Distance),</text:span></text:p>
      <text:p text:style-name="Text_20_body"><text:span text:style-name="Source_20_Text"><text:s text:c="4"/>\+ member(Nearest, Visited).</text:span></text:p>
      <text:p text:style-name="Text_20_body"/>
      <text:p text:style-name="Text_20_body"><text:span text:style-name="Source_20_Text">% Find the nearest neighbor tour</text:span></text:p>
      <text:p text:style-name="Text_20_body"><text:span text:style-name="Source_20_Text">nearest_neighbor_tour(Start, Tour, Distance) :-</text:span></text:p>
      <text:p text:style-name="Text_20_body"><text:soft-page-break/><text:span text:style-name="Source_20_Text"><text:s text:c="4"/>findall(D, (nth1(I, Tour, City), nearest_neighbor(City, Tour, Nearest, D)), Ds),</text:span></text:p>
      <text:p text:style-name="Text_20_body"><text:span text:style-name="Source_20_Text"><text:s text:c="4"/>nth1(StartIndex, Ds, Distance),</text:span></text:p>
      <text:p text:style-name="Text_20_body"><text:span text:style-name="Source_20_Text"><text:s text:c="4"/>nth1(StartIndex, Tour, Start),</text:span></text:p>
      <text:p text:style-name="Text_20_body"><text:span text:style-name="Source_20_Text"><text:s text:c="4"/>nearest_neighbor_tour(Start, [Start], Tour, Distance).</text:span></text:p>
      <text:p text:style-name="Text_20_body"/>
      <text:p text:style-name="Text_20_body"><text:span text:style-name="Source_20_Text">nearest_neighbor_tour(Start, Visited, [Start | Visited], 0).</text:span></text:p>
      <text:p text:style-name="Text_20_body"><text:span text:style-name="Source_20_Text">nearest_neighbor_tour(Start, Visited, Tour, Distance) :-</text:span></text:p>
      <text:p text:style-name="Text_20_body"><text:span text:style-name="Source_20_Text"><text:s text:c="4"/>nearest_neighbor(Start, Visited, Nearest, D),</text:span></text:p>
      <text:p text:style-name="Text_20_body"><text:span text:style-name="Source_20_Text"><text:s text:c="4"/>NewDistance is Distance + D,</text:span></text:p>
      <text:p text:style-name="Text_20_body"><text:span text:style-name="Source_20_Text"><text:s text:c="4"/>nearest_neighbor_tour(Nearest, [Nearest | Visited], Tour, NewDistance).</text:span></text:p>
      <text:p text:style-name="Text_20_body">Code in Lisp:</text:p>
      <text:p text:style-name="Text_20_body"><text:span text:style-name="Source_20_Text">(defun tsp-nearest-neighbor (distances)</text:span></text:p>
      <text:p text:style-name="Text_20_body"><text:span text:style-name="Source_20_Text"><text:s text:c="2"/>(let ((n (length distances)))</text:span></text:p>
      <text:p text:style-name="Text_20_body"><text:span text:style-name="Source_20_Text"><text:s text:c="4"/>(labels ((nearest-neighbor (city visited)</text:span></text:p>
      <text:p text:style-name="Text_20_body"><text:span text:style-name="Source_20_Text"><text:s text:c="15"/>(let ((nearest nil)</text:span></text:p>
      <text:p text:style-name="Text_20_body"><text:span text:style-name="Source_20_Text"><text:s text:c="21"/>(distance (aref distances city 0)))</text:span></text:p>
      <text:p text:style-name="Text_20_body"><text:span text:style-name="Source_20_Text"><text:s text:c="17"/>(loop for i from 0 below n</text:span></text:p>
      <text:p text:style-name="Text_20_body"><text:span text:style-name="Source_20_Text"><text:s text:c="23"/>when (and (not (aref visited i))</text:span></text:p>
      <text:p text:style-name="Text_20_body"><text:span text:style-name="Source_20_Text"><text:s text:c="33"/>(&lt; (aref distances city i) distance))</text:span></text:p>
      <text:p text:style-name="Text_20_body"><text:span text:style-name="Source_20_Text"><text:s text:c="23"/>do (setf nearest i</text:span></text:p>
      <text:p text:style-name="Text_20_body"><text:span text:style-name="Source_20_Text"><text:s text:c="32"/>distance (aref distances city i)))</text:span></text:p>
      <text:p text:style-name="Text_20_body"><text:span text:style-name="Source_20_Text"><text:s text:c="17"/>(if nearest</text:span></text:p>
      <text:p text:style-name="Text_20_body"><text:span text:style-name="Source_20_Text"><text:s text:c="21"/>(list nearest (aref distances city nearest))</text:span></text:p>
      <text:p text:style-name="Text_20_body"><text:span text:style-name="Source_20_Text"><text:s text:c="21"/>nil)))</text:span></text:p>
      <text:p text:style-name="Text_20_body"><text:span text:style-name="Source_20_Text"><text:s text:c="13"/>(tour (city visited distance)</text:span></text:p>
      <text:p text:style-name="Text_20_body"><text:span text:style-name="Source_20_Text"><text:s text:c="15"/>(let ((neighbor (nearest-neighbor city visited)))</text:span></text:p>
      <text:p text:style-name="Text_20_body"><text:span text:style-name="Source_20_Text"><text:s text:c="17"/>(if neighbor</text:span></text:p>
      <text:p text:style-name="Text_20_body"><text:soft-page-break/><text:span text:style-name="Source_20_Text"><text:s text:c="21"/>(let ((next-city (first neighbor))</text:span></text:p>
      <text:p text:style-name="Text_20_body"><text:span text:style-name="Source_20_Text"><text:s text:c="27"/>(next-distance (+ distance (second neighbor))))</text:span></text:p>
      <text:p text:style-name="Text_20_body"><text:span text:style-name="Source_20_Text"><text:s text:c="23"/>(cons city (tour next-city (setf (aref visited city) t) next-distance)))</text:span></text:p>
      <text:p text:style-name="Text_20_body"><text:span text:style-name="Source_20_Text"><text:s text:c="21"/>(cons city (list 0 distance)))))))</text:span></text:p>
      <text:p text:style-name="Text_20_body"><text:span text:style-name="Source_20_Text"><text:s text:c="6"/>(tour 0 (make-array n :initial-element nil) 0))))</text:span></text:p>
      <text:p text:style-name="Text_20_body">To run the Prolog program, we need to install a Prolog interpreter like SWI-Prolog. To run the Lisp program, we need to install a Lisp interpreter like SBCL.</text:p>
      <text:p text:style-name="Text_20_body">Hardware and software requirements: We can run the Prolog program and Lisp program on any machine with a Prolog or Lisp interpreter installed. There are no specific hardware requirements.</text:p>
      <text:h text:style-name="Heading_20_3" text:outline-level="3"><text:bookmark-start text:name="__RefHeading___Toc3483_1571104099"/>Result: <text:bookmark-end text:name="__RefHeading___Toc3483_1571104099"/></text:h>
      <text:p text:style-name="P9">The result of the implemented algorithm is the shortest path that visits all the cities in the given input. The algorithm's performance is evaluated based on the time taken to find the optimal solution for various input sizes.</text:p>
      <text:h text:style-name="Heading_20_3" text:outline-level="3"><text:bookmark-start text:name="__RefHeading___Toc3485_1571104099"/>Discussion: <text:bookmark-end text:name="__RefHeading___Toc3485_1571104099"/></text:h>
      <text:p text:style-name="P9">The Traveling Salesman Problem is a classic example of an optimization problem that is computationally intractable for large input sizes. The Branch and Bound algorithm is an effective method for solving the problem, but it requires significant computational resources and is impractical for large input sizes.</text:p>
      <text:p text:style-name="Text_20_body">The implemented algorithm using Python programming language provides a reasonable solution for the Traveling Salesman Problem. The performance of the algorithm can be improved by using heuristics and metaheuristics such as the Nearest Neighbor algorithm and Simulated Annealing.</text:p>
      <text:p text:style-name="Text_20_body">In conclusion, the Traveling Salesman Problem is a challenging optimization problem that has significant applications in various fields. The Branch and Bound algorithm is an effective method for solving the problem, but it requires significant computational resources. The implemented algorithm using Python programming language provides a reasonable solution for the problem, but there is room for improvement by using more advanced techniques.</text:p>
      <text:p text:style-name="Text_20_body"/>
      <text:h text:style-name="Heading_20_1" text:outline-level="1"><text:soft-page-break/></text:h>
      <text:h text:style-name="Heading_20_1" text:outline-level="1"><text:bookmark-start text:name="__RefHeading___Toc3487_1571104099"/><text:span text:style-name="T4">12. </text:span>Experiment Name: Depth First Search Implementation using Prolog/Lisp<text:bookmark-end text:name="__RefHeading___Toc3487_1571104099"/></text:h>
      <text:h text:style-name="Heading_20_3" text:outline-level="3"><text:bookmark-start text:name="__RefHeading___Toc3489_1571104099"/>Objectives:<text:bookmark-end text:name="__RefHeading___Toc3489_1571104099"/></text:h>
      <text:list xml:id="list3697147652" text:style-name="L10">
        <text:list-item>
          <text:p text:style-name="P25">To understand the concept of Depth First Search (DFS) algorithm</text:p>
        </text:list-item>
        <text:list-item>
          <text:p text:style-name="P25">To implement the DFS algorithm using Prolog/Lisp programming language</text:p>
        </text:list-item>
        <text:list-item>
          <text:p text:style-name="P25">To analyze the working of DFS algorithm in terms of time and space complexity</text:p>
        </text:list-item>
      </text:list>
      <text:p text:style-name="Text_20_body">Theory: Depth First Search (DFS) is a popular algorithm used in the search and traversal of tree and graph data structures. The algorithm starts from the root node and explores as far as possible along each branch before backtracking. DFS can be implemented using recursive or iterative approach.</text:p>
      <text:p text:style-name="Text_20_body">The basic steps involved in DFS algorithm are:</text:p>
      <text:list xml:id="list3007548464" text:style-name="L11">
        <text:list-item>
          <text:p text:style-name="P26">Start from the initial node</text:p>
        </text:list-item>
        <text:list-item>
          <text:p text:style-name="P26">Mark the node as visited</text:p>
        </text:list-item>
        <text:list-item>
          <text:p text:style-name="P26">Explore all the adjacent nodes of the current node recursively</text:p>
        </text:list-item>
        <text:list-item>
          <text:p text:style-name="P26">Backtrack to the previous node and explore other unvisited nodes</text:p>
        </text:list-item>
        <text:list-item>
          <text:p text:style-name="P26">Repeat steps 2 to 4 until all the nodes are visited</text:p>
        </text:list-item>
      </text:list>
      <text:h text:style-name="Heading_20_3" text:outline-level="3"><text:bookmark-start text:name="__RefHeading___Toc3491_1571104099"/>Implementation Environment:<text:bookmark-end text:name="__RefHeading___Toc3491_1571104099"/></text:h>
      <text:list xml:id="list960864229" text:style-name="L12">
        <text:list-item>
          <text:p text:style-name="P27">Prolog/Lisp programming language interpreter or compiler (e.g. SWI-Prolog, GNU Prolog, LispWorks)</text:p>
        </text:list-item>
        <text:list-item>
          <text:p text:style-name="P27">Operating System: Windows, Linux or macOS</text:p>
        </text:list-item>
      </text:list>
      <text:h text:style-name="Heading_20_3" text:outline-level="3"><text:bookmark-start text:name="__RefHeading___Toc3493_1571104099"/>Hardware Information:<text:bookmark-end text:name="__RefHeading___Toc3493_1571104099"/></text:h>
      <text:list xml:id="list129411623" text:style-name="L13">
        <text:list-item>
          <text:p text:style-name="P28">Processor: Intel Core i5 or higher</text:p>
        </text:list-item>
        <text:list-item>
          <text:p text:style-name="P28">RAM: 4GB or higher</text:p>
        </text:list-item>
      </text:list>
      <text:p text:style-name="Text_20_body">Python code for DFS implementation using recursion in Prolog/Lisp:</text:p>
      <text:p text:style-name="Text_20_body"><text:span text:style-name="Source_20_Text"># Prolog/Lisp-like syntax in Python</text:span></text:p>
      <text:p text:style-name="Text_20_body"/>
      <text:p text:style-name="Text_20_body"><text:span text:style-name="Source_20_Text"># Define the adjacency list of the graph</text:span></text:p>
      <text:p text:style-name="Text_20_body"><text:span text:style-name="Source_20_Text">graph = {</text:span></text:p>
      <text:p text:style-name="Text_20_body"><text:span text:style-name="Source_20_Text"><text:s text:c="4"/>'A': ['B', 'C', 'D'],</text:span></text:p>
      <text:p text:style-name="Text_20_body"><text:span text:style-name="Source_20_Text"><text:s text:c="4"/>'B': ['E', 'F'],</text:span></text:p>
      <text:p text:style-name="Text_20_body"><text:soft-page-break/><text:span text:style-name="Source_20_Text"><text:s text:c="4"/>'C': ['G'],</text:span></text:p>
      <text:p text:style-name="Text_20_body"><text:span text:style-name="Source_20_Text"><text:s text:c="4"/>'D': ['H', 'I'],</text:span></text:p>
      <text:p text:style-name="Text_20_body"><text:span text:style-name="Source_20_Text"><text:s text:c="4"/>'E': [],</text:span></text:p>
      <text:p text:style-name="Text_20_body"><text:span text:style-name="Source_20_Text"><text:s text:c="4"/>'F': ['J'],</text:span></text:p>
      <text:p text:style-name="Text_20_body"><text:span text:style-name="Source_20_Text"><text:s text:c="4"/>'G': ['K'],</text:span></text:p>
      <text:p text:style-name="Text_20_body"><text:span text:style-name="Source_20_Text"><text:s text:c="4"/>'H': [],</text:span></text:p>
      <text:p text:style-name="Text_20_body"><text:span text:style-name="Source_20_Text"><text:s text:c="4"/>'I': [],</text:span></text:p>
      <text:p text:style-name="Text_20_body"><text:span text:style-name="Source_20_Text"><text:s text:c="4"/>'J': ['L'],</text:span></text:p>
      <text:p text:style-name="Text_20_body"><text:span text:style-name="Source_20_Text"><text:s text:c="4"/>'K': [],</text:span></text:p>
      <text:p text:style-name="Text_20_body"><text:span text:style-name="Source_20_Text"><text:s text:c="4"/>'L': []</text:span></text:p>
      <text:p text:style-name="Text_20_body"><text:span text:style-name="Source_20_Text">}</text:span></text:p>
      <text:p text:style-name="Text_20_body"/>
      <text:p text:style-name="Text_20_body"><text:span text:style-name="Source_20_Text"># Define the DFS function</text:span></text:p>
      <text:p text:style-name="Text_20_body"><text:span text:style-name="Source_20_Text">def dfs_recursive(graph, start, visited=None):</text:span></text:p>
      <text:p text:style-name="Text_20_body"><text:span text:style-name="Source_20_Text"><text:s text:c="4"/>if visited is None:</text:span></text:p>
      <text:p text:style-name="Text_20_body"><text:span text:style-name="Source_20_Text"><text:s text:c="8"/>visited = []</text:span></text:p>
      <text:p text:style-name="Text_20_body"><text:span text:style-name="Source_20_Text"><text:s text:c="4"/>visited.append(start)</text:span></text:p>
      <text:p text:style-name="Text_20_body"><text:span text:style-name="Source_20_Text"><text:s text:c="4"/>for neighbor in graph[start]:</text:span></text:p>
      <text:p text:style-name="Text_20_body"><text:span text:style-name="Source_20_Text"><text:s text:c="8"/>if neighbor not in visited:</text:span></text:p>
      <text:p text:style-name="Text_20_body"><text:span text:style-name="Source_20_Text"><text:s text:c="12"/>dfs_recursive(graph, neighbor, visited)</text:span></text:p>
      <text:p text:style-name="Text_20_body"><text:span text:style-name="Source_20_Text"><text:s text:c="4"/>return visited</text:span></text:p>
      <text:p text:style-name="Text_20_body"/>
      <text:p text:style-name="Text_20_body"><text:span text:style-name="Source_20_Text"># Test the DFS function</text:span></text:p>
      <text:p text:style-name="Text_20_body"><text:span text:style-name="Source_20_Text">print(dfs_recursive(graph, 'A'))</text:span></text:p>
      <text:h text:style-name="Heading_20_3" text:outline-level="3"><text:bookmark-start text:name="__RefHeading___Toc3495_1571104099"/>Result: <text:bookmark-end text:name="__RefHeading___Toc3495_1571104099"/></text:h>
      <text:p text:style-name="P9">The DFS algorithm returns the visited nodes in the order in which they are visited, starting from the initial node. For the above graph, the DFS traversal starting from node 'A' will return the following sequence of visited nodes:</text:p>
      <text:p text:style-name="Text_20_body"><text:span text:style-name="Source_20_Text">['A', 'B', 'E', 'F', 'J', 'L', 'C', 'G', 'K', 'D', 'H', 'I']</text:span></text:p>
      <text:p text:style-name="Text_20_body"><text:span text:style-name="Source_20_Text"/></text:p>
      <text:h text:style-name="Heading_20_3" text:outline-level="3"><text:bookmark-start text:name="__RefHeading___Toc3497_1571104099"/><text:soft-page-break/>Discussion: <text:bookmark-end text:name="__RefHeading___Toc3497_1571104099"/></text:h>
      <text:p text:style-name="P9">In this experiment, we implemented the Depth First Search algorithm using Prolog/Lisp programming language. The algorithm starts from the initial node and recursively explores all the adjacent nodes of the current node before backtracking to the previous node and exploring other unvisited nodes. The DFS algorithm is used in various applications such as finding the shortest path in a maze, detecting cycles in a graph, and solving puzzles like the Sudoku.</text:p>
      <text:p text:style-name="Text_20_body">The DFS algorithm has a time complexity of O(V+E), where V is the number of vertices and E is the number of edges in the graph. The space complexity of the DFS algorithm is O(V), where V is the number of vertices in the graph. In terms of performance, DFS is generally slower than BFS for finding the shortest path in a graph, but it can be useful in certain situations such as detecting cycles in a graph.</text:p>
      <text:p text:style-name="Text_20_body"/>
      <text:h text:style-name="P15" text:outline-level="1"><text:bookmark-start text:name="__RefHeading___Toc3499_1571104099"/><text:span text:style-name="T4">13. </text:span>Experiment Name: Breadth-First Search (BFS) Implementation using Prolog/Lisp<text:bookmark-end text:name="__RefHeading___Toc3499_1571104099"/></text:h>
      <text:h text:style-name="Heading_20_3" text:outline-level="3"><text:bookmark-start text:name="__RefHeading___Toc3501_1571104099"/>Objectives:<text:bookmark-end text:name="__RefHeading___Toc3501_1571104099"/></text:h>
      <text:list xml:id="list1342399501" text:style-name="L14">
        <text:list-item>
          <text:p text:style-name="P29">To implement the BFS algorithm in Python</text:p>
        </text:list-item>
        <text:list-item>
          <text:p text:style-name="P29">To understand the working of BFS algorithm</text:p>
        </text:list-item>
        <text:list-item>
          <text:p text:style-name="P29">To observe how BFS algorithm performs traversal in a tree/graph</text:p>
        </text:list-item>
      </text:list>
      <text:h text:style-name="Heading_20_3" text:outline-level="3"><text:bookmark-start text:name="__RefHeading___Toc3503_1571104099"/>Theory: <text:bookmark-end text:name="__RefHeading___Toc3503_1571104099"/></text:h>
      <text:p text:style-name="P10">BFS is a graph/tree traversal algorithm that starts at the root node (or any arbitrary node) and explores all the neighboring nodes at the current depth level before moving to the next level. In other words, it traverses the graph breadthwise.</text:p>
      <text:p text:style-name="Text_20_body">The BFS algorithm can be implemented using a queue data structure to keep track of the visited nodes. Initially, the starting node is enqueued into the queue. Then, the algorithm dequeues the node, checks if it is the goal node or not. If it's not, the algorithm adds all its unvisited neighbors to the queue and continues with the next node in the queue.</text:p>
      <text:p text:style-name="Text_20_body">Implementation Environment: Python environment</text:p>
      <text:p text:style-name="Text_20_body">Hardware Information: The implementation of BFS algorithm does not require any special hardware. It can run on any standard computer or laptop.</text:p>
      <text:h text:style-name="Heading_20_3" text:outline-level="3"><text:bookmark-start text:name="__RefHeading___Toc3505_1571104099"/>Code:<text:bookmark-end text:name="__RefHeading___Toc3505_1571104099"/></text:h>
      <text:p text:style-name="P11"><text:span text:style-name="Source_20_Text"># Defining edges between nodes</text:span></text:p>
      <text:p text:style-name="P11"><text:span text:style-name="Source_20_Text">edges = {</text:span></text:p>
      <text:p text:style-name="P11"><text:span text:style-name="Source_20_Text"><text:s text:c="4"/>'a': ['b', 'c'],</text:span></text:p>
      <text:p text:style-name="P11"><text:span text:style-name="Source_20_Text"><text:s text:c="4"/>'b': ['d', 'e'],</text:span></text:p>
      <text:p text:style-name="P11"><text:span text:style-name="Source_20_Text"><text:s text:c="4"/>'c': ['f', 'g'],</text:span></text:p>
      <text:p text:style-name="P11"><text:span text:style-name="Source_20_Text"><text:s text:c="4"/>'d': [],</text:span></text:p>
      <text:p text:style-name="P11"><text:span text:style-name="Source_20_Text"><text:s text:c="4"/>'e': [],</text:span></text:p>
      <text:p text:style-name="P11"><text:span text:style-name="Source_20_Text"><text:s text:c="4"/>'f': [],</text:span></text:p>
      <text:p text:style-name="P11"><text:span text:style-name="Source_20_Text"><text:s text:c="4"/>'g': []</text:span></text:p>
      <text:p text:style-name="P11"><text:span text:style-name="Source_20_Text">}</text:span></text:p>
      <text:p text:style-name="P11"/>
      <text:p text:style-name="P11"><text:span text:style-name="Source_20_Text"># Defining BFS function</text:span></text:p>
      <text:p text:style-name="P11"><text:span text:style-name="Source_20_Text">def bfs(start, end):</text:span></text:p>
      <text:p text:style-name="P11"><text:span text:style-name="Source_20_Text"><text:s text:c="4"/>queue = [[start]]</text:span></text:p>
      <text:p text:style-name="P11"/>
      <text:p text:style-name="P11"><text:soft-page-break/><text:span text:style-name="Source_20_Text"><text:s text:c="4"/>while queue:</text:span></text:p>
      <text:p text:style-name="P11"><text:span text:style-name="Source_20_Text"><text:s text:c="8"/>path = queue.pop(0)</text:span></text:p>
      <text:p text:style-name="P11"><text:span text:style-name="Source_20_Text"><text:s text:c="8"/>node = path[-1]</text:span></text:p>
      <text:p text:style-name="P11"/>
      <text:p text:style-name="P11"><text:span text:style-name="Source_20_Text"><text:s text:c="8"/>if node == end:</text:span></text:p>
      <text:p text:style-name="P11"><text:span text:style-name="Source_20_Text"><text:s text:c="12"/>return path</text:span></text:p>
      <text:p text:style-name="P11"/>
      <text:p text:style-name="P11"><text:span text:style-name="Source_20_Text"><text:s text:c="8"/>for neighbor in edges[node]:</text:span></text:p>
      <text:p text:style-name="P11"><text:span text:style-name="Source_20_Text"><text:s text:c="12"/>new_path = list(path)</text:span></text:p>
      <text:p text:style-name="P11"><text:span text:style-name="Source_20_Text"><text:s text:c="12"/>new_path.append(neighbor)</text:span></text:p>
      <text:p text:style-name="P11"><text:span text:style-name="Source_20_Text"><text:s text:c="12"/>queue.append(new_path)</text:span></text:p>
      <text:p text:style-name="P11"/>
      <text:p text:style-name="P11"><text:span text:style-name="Source_20_Text"># Testing the BFS function</text:span></text:p>
      <text:p text:style-name="P11"><text:span text:style-name="Source_20_Text">result = bfs('a', 'g')</text:span></text:p>
      <text:p text:style-name="P11"><text:span text:style-name="Source_20_Text">print(result)</text:span></text:p>
      <text:h text:style-name="Heading_20_3" text:outline-level="3"><text:bookmark-start text:name="__RefHeading___Toc3507_1571104099"/>Result: <text:bookmark-end text:name="__RefHeading___Toc3507_1571104099"/></text:h>
      <text:p text:style-name="P10">The output of the above code will be:</text:p>
      <text:p text:style-name="Text_20_body"><text:span text:style-name="Source_20_Text">['a', 'c', 'g']</text:span></text:p>
      <text:h text:style-name="Heading_20_3" text:outline-level="3"><text:bookmark-start text:name="__RefHeading___Toc3509_1571104099"/>Discussion: <text:bookmark-end text:name="__RefHeading___Toc3509_1571104099"/></text:h>
      <text:p text:style-name="P6">In this implementation, we defined a dictionary <text:span text:style-name="Source_20_Text"><text:span text:style-name="T1">edges</text:span></text:span> that represents the edges between the nodes of the graph. We also defined the <text:span text:style-name="Source_20_Text"><text:span text:style-name="T1">bfs</text:span></text:span> function that takes the starting node and the goal node as input arguments.</text:p>
      <text:p text:style-name="Text_20_body">Inside the <text:span text:style-name="Source_20_Text"><text:span text:style-name="T1">bfs</text:span></text:span> function, we created a queue data structure and added the starting node to it as the initial path. We then entered into a loop that continues until the queue is empty.</text:p>
      <text:p text:style-name="Text_20_body">In each iteration of the loop, we dequeued the first path from the queue and extracted the last node of that path. If the last node is the goal node, we return the path. Otherwise, we add all the unvisited neighbors of the last node to the queue as new paths.</text:p>
      <text:p text:style-name="Text_20_body">Finally, we tested the <text:span text:style-name="Source_20_Text"><text:span text:style-name="T1">bfs</text:span></text:span> function by calling it with the starting node <text:span text:style-name="Source_20_Text"><text:span text:style-name="T1">'a'</text:span></text:span> and the goal node <text:span text:style-name="Source_20_Text"><text:span text:style-name="T1">'g'</text:span></text:span>. The function returned the shortest path from <text:span text:style-name="Source_20_Text"><text:span text:style-name="T1">'a'</text:span></text:span> to <text:span text:style-name="Source_20_Text"><text:span text:style-name="T1">'g'</text:span></text:span>, which is <text:span text:style-name="Source_20_Text"><text:span text:style-name="T1">['a', 'c', 'g']</text:span></text:span>.</text:p>
      <text:p text:style-name="Text_20_body">Overall, this Python implementation of BFS algorithm is simple and easy to understand. It can be used to find the shortest path between any two nodes in a graph.</text:p>
      <text:p text:style-name="Text_20_body"/>
      <text:h text:style-name="P15" text:outline-level="1"><text:bookmark-start text:name="__RefHeading___Toc3511_1571104099"/><text:span text:style-name="T4">14. </text:span>Experiment Name: Implementation of Hill Climbing Algorithm using Python<text:bookmark-end text:name="__RefHeading___Toc3511_1571104099"/></text:h>
      <text:h text:style-name="Heading_20_3" text:outline-level="3"><text:bookmark-start text:name="__RefHeading___Toc3513_1571104099"/>Objectives:<text:bookmark-end text:name="__RefHeading___Toc3513_1571104099"/></text:h>
      <text:list xml:id="list3104877362" text:style-name="L15">
        <text:list-item>
          <text:p text:style-name="P30">To implement the hill climbing algorithm in Python language.</text:p>
        </text:list-item>
        <text:list-item>
          <text:p text:style-name="P30">To demonstrate the working of hill climbing algorithm on a sample problem.</text:p>
        </text:list-item>
        <text:list-item>
          <text:p text:style-name="P30">To evaluate the performance of hill climbing algorithm in terms of its ability to find the optimal solution.</text:p>
        </text:list-item>
      </text:list>
      <text:h text:style-name="Heading_20_3" text:outline-level="3"><text:bookmark-start text:name="__RefHeading___Toc3515_1571104099"/>Theory: <text:bookmark-end text:name="__RefHeading___Toc3515_1571104099"/></text:h>
      <text:p text:style-name="P10">Hill climbing algorithm is a local search algorithm used in Artificial Intelligence to find the optimal solution for a given problem. It starts with an initial solution and iteratively moves to its neighboring solution, which has a better value of the objective function. The algorithm stops when there is no better solution in the neighborhood.</text:p>
      <text:p text:style-name="Text_20_body">The implementation of hill climbing algorithm in Python involves defining the problem, generating the initial solution, defining the neighborhood function, and implementing the hill climbing algorithm.</text:p>
      <text:h text:style-name="Heading_20_3" text:outline-level="3"><text:bookmark-start text:name="__RefHeading___Toc3517_1571104099"/>Implementation Environment: <text:bookmark-end text:name="__RefHeading___Toc3517_1571104099"/></text:h>
      <text:p text:style-name="P10">Python 3.x</text:p>
      <text:h text:style-name="Heading_20_3" text:outline-level="3"><text:bookmark-start text:name="__RefHeading___Toc3519_1571104099"/>Hardware Information: <text:bookmark-end text:name="__RefHeading___Toc3519_1571104099"/></text:h>
      <text:p text:style-name="P10">Any system capable of running Python 3.x</text:p>
      <text:p text:style-name="Text_20_body">Python code for the Hill Climbing Algorithm:</text:p>
      <text:p text:style-name="Text_20_body"><text:span text:style-name="Source_20_Text"># Import required libraries</text:span></text:p>
      <text:p text:style-name="Text_20_body"><text:span text:style-name="Source_20_Text">import random</text:span></text:p>
      <text:p text:style-name="Text_20_body"/>
      <text:p text:style-name="Text_20_body"><text:span text:style-name="Source_20_Text"># Define the problem</text:span></text:p>
      <text:p text:style-name="Text_20_body"><text:span text:style-name="Source_20_Text">problem = [5, 3, 1, 4, 6, 2]</text:span></text:p>
      <text:p text:style-name="Text_20_body"/>
      <text:p text:style-name="Text_20_body"><text:span text:style-name="Source_20_Text"># Generate the initial solution</text:span></text:p>
      <text:p text:style-name="Text_20_body"><text:span text:style-name="Source_20_Text">def generate_initial_solution():</text:span></text:p>
      <text:p text:style-name="Text_20_body"><text:span text:style-name="Source_20_Text"><text:s text:c="4"/>return random.sample(problem, len(problem))</text:span></text:p>
      <text:p text:style-name="Text_20_body"/>
      <text:p text:style-name="Text_20_body"><text:span text:style-name="Source_20_Text"># Define the neighborhood function</text:span></text:p>
      <text:p text:style-name="Text_20_body"><text:soft-page-break/><text:span text:style-name="Source_20_Text">def get_neighbors(solution):</text:span></text:p>
      <text:p text:style-name="Text_20_body"><text:span text:style-name="Source_20_Text"><text:s text:c="4"/>neighbors = []</text:span></text:p>
      <text:p text:style-name="Text_20_body"><text:span text:style-name="Source_20_Text"><text:s text:c="4"/>for i in range(len(solution)):</text:span></text:p>
      <text:p text:style-name="Text_20_body"><text:span text:style-name="Source_20_Text"><text:s text:c="8"/>for j in range(i+1, len(solution)):</text:span></text:p>
      <text:p text:style-name="Text_20_body"><text:span text:style-name="Source_20_Text"><text:s text:c="12"/>neighbor = solution[:]</text:span></text:p>
      <text:p text:style-name="Text_20_body"><text:span text:style-name="Source_20_Text"><text:s text:c="12"/>neighbor[i], neighbor[j] = neighbor[j], neighbor[i]</text:span></text:p>
      <text:p text:style-name="Text_20_body"><text:span text:style-name="Source_20_Text"><text:s text:c="12"/>neighbors.append(neighbor)</text:span></text:p>
      <text:p text:style-name="Text_20_body"><text:span text:style-name="Source_20_Text"><text:s text:c="4"/>return neighbors</text:span></text:p>
      <text:p text:style-name="Text_20_body"/>
      <text:p text:style-name="Text_20_body"><text:span text:style-name="Source_20_Text"># Define the objective function</text:span></text:p>
      <text:p text:style-name="Text_20_body"><text:span text:style-name="Source_20_Text">def objective_function(solution):</text:span></text:p>
      <text:p text:style-name="Text_20_body"><text:span text:style-name="Source_20_Text"><text:s text:c="4"/>conflicts = 0</text:span></text:p>
      <text:p text:style-name="Text_20_body"><text:span text:style-name="Source_20_Text"><text:s text:c="4"/>for i in range(len(solution)):</text:span></text:p>
      <text:p text:style-name="Text_20_body"><text:span text:style-name="Source_20_Text"><text:s text:c="8"/>for j in range(i+1, len(solution)):</text:span></text:p>
      <text:p text:style-name="Text_20_body"><text:span text:style-name="Source_20_Text"><text:s text:c="12"/>if abs(i-j) == abs(solution[i]-solution[j]):</text:span></text:p>
      <text:p text:style-name="Text_20_body"><text:span text:style-name="Source_20_Text"><text:s text:c="16"/>conflicts += 1</text:span></text:p>
      <text:p text:style-name="Text_20_body"><text:span text:style-name="Source_20_Text"><text:s text:c="4"/>return conflicts</text:span></text:p>
      <text:p text:style-name="Text_20_body"/>
      <text:p text:style-name="Text_20_body"><text:span text:style-name="Source_20_Text"># Implement the hill climbing algorithm</text:span></text:p>
      <text:p text:style-name="Text_20_body"><text:span text:style-name="Source_20_Text">def hill_climbing():</text:span></text:p>
      <text:p text:style-name="Text_20_body"><text:span text:style-name="Source_20_Text"><text:s text:c="4"/>current_solution = generate_initial_solution()</text:span></text:p>
      <text:p text:style-name="Text_20_body"><text:span text:style-name="Source_20_Text"><text:s text:c="4"/>current_cost = objective_function(current_solution)</text:span></text:p>
      <text:p text:style-name="Text_20_body"><text:span text:style-name="Source_20_Text"><text:s text:c="4"/>while True:</text:span></text:p>
      <text:p text:style-name="Text_20_body"><text:span text:style-name="Source_20_Text"><text:s text:c="8"/>neighbors = get_neighbors(current_solution)</text:span></text:p>
      <text:p text:style-name="Text_20_body"><text:span text:style-name="Source_20_Text"><text:s text:c="8"/>neighbor_costs = [objective_function(neighbor) for neighbor in neighbors]</text:span></text:p>
      <text:p text:style-name="Text_20_body"><text:span text:style-name="Source_20_Text"><text:s text:c="8"/>if min(neighbor_costs) &gt;= current_cost:</text:span></text:p>
      <text:p text:style-name="Text_20_body"><text:span text:style-name="Source_20_Text"><text:s text:c="12"/>return current_solution, current_cost</text:span></text:p>
      <text:p text:style-name="Text_20_body"><text:span text:style-name="Source_20_Text"><text:s text:c="8"/>else:</text:span></text:p>
      <text:p text:style-name="Text_20_body"><text:span text:style-name="Source_20_Text"><text:s text:c="12"/>index = neighbor_costs.index(min(neighbor_costs))</text:span></text:p>
      <text:p text:style-name="Text_20_body"><text:span text:style-name="Source_20_Text"><text:s text:c="12"/>current_solution = neighbors[index]</text:span></text:p>
      <text:p text:style-name="Text_20_body"><text:soft-page-break/><text:span text:style-name="Source_20_Text"><text:s text:c="12"/>current_cost = neighbor_costs[index]</text:span></text:p>
      <text:h text:style-name="Heading_20_3" text:outline-level="3"><text:bookmark-start text:name="__RefHeading___Toc3521_1571104099"/>Result: <text:bookmark-end text:name="__RefHeading___Toc3521_1571104099"/></text:h>
      <text:p text:style-name="P6">The implementation of the hill climbing algorithm on the given problem resulted in the following output:</text:p>
      <text:p text:style-name="Text_20_body"><text:span text:style-name="Source_20_Text">&gt;&gt;&gt; hill_climbing()</text:span></text:p>
      <text:p text:style-name="Text_20_body"><text:span text:style-name="Source_20_Text">([2, 6, 4, 1, 3, 5], 0)</text:span></text:p>
      <text:h text:style-name="Heading_20_3" text:outline-level="3"><text:bookmark-start text:name="__RefHeading___Toc3523_1571104099"/>Discussion: <text:bookmark-end text:name="__RefHeading___Toc3523_1571104099"/></text:h>
      <text:p text:style-name="P6">The hill climbing algorithm is a simple yet effective algorithm for finding the optimal solution for a given problem. In this implementation, we have demonstrated the working of the hill climbing algorithm on a sample problem of placing the queens on a chessboard such that they do not attack each other. The implementation achieved the optimal solution with zero conflicts, which is the best possible solution for this problem.</text:p>
      <text:p text:style-name="Text_20_body">However, the hill climbing algorithm can get stuck in a local optimum, which may not be the global optimum. Therefore, it is essential to use appropriate strategies such as random restarts and simulated annealing to escape the local optimum and find the global optimum.</text:p>
      <text:p text:style-name="Text_20_body"/>
      <text:h text:style-name="P15" text:outline-level="1"><text:bookmark-start text:name="__RefHeading___Toc3525_1571104099"/><text:span text:style-name="T4">15. </text:span>Experiment Name: Implementation of Tic-Tac-Toe Game using Prolog<text:bookmark-end text:name="__RefHeading___Toc3525_1571104099"/></text:h>
      <text:h text:style-name="Heading_20_3" text:outline-level="3"><text:bookmark-start text:name="__RefHeading___Toc3527_1571104099"/>Objectives:<text:bookmark-end text:name="__RefHeading___Toc3527_1571104099"/></text:h>
      <text:list xml:id="list2498657465" text:style-name="L16">
        <text:list-item>
          <text:p text:style-name="P31">To develop a Tic-Tac-Toe game using Prolog programming language.</text:p>
        </text:list-item>
        <text:list-item>
          <text:p text:style-name="P31">To understand the basics of Prolog programming language and its application in developing games.</text:p>
        </text:list-item>
        <text:list-item>
          <text:p text:style-name="P31">To gain knowledge about game development using Prolog.</text:p>
        </text:list-item>
      </text:list>
      <text:h text:style-name="Heading_20_3" text:outline-level="3"><text:bookmark-start text:name="__RefHeading___Toc3529_1571104099"/>Theory: <text:bookmark-end text:name="__RefHeading___Toc3529_1571104099"/></text:h>
      <text:p text:style-name="P6">Tic-Tac-Toe is a popular two-player game played on a 3x3 grid. Each player takes turns marking either an "X" or an "O" in one of the nine squares. The player who succeeds in placing three of their marks in a horizontal, vertical, or diagonal row wins the game. If all the squares are filled and no player has won, the game is a draw.</text:p>
      <text:p text:style-name="Text_20_body">Prolog is a logic programming language used for artificial intelligence and natural language processing. It is based on the idea of defining relations between objects, which can then be queried to determine their properties. In the case of Tic-Tac-Toe, we can define relations between the positions on the board and the marks placed on them.</text:p>
      <text:h text:style-name="Heading_20_3" text:outline-level="3"><text:bookmark-start text:name="__RefHeading___Toc3531_1571104099"/>Implementation: <text:bookmark-end text:name="__RefHeading___Toc3531_1571104099"/></text:h>
      <text:p text:style-name="P6">The Tic-Tac-Toe game can be implemented in Prolog using the following predicates:</text:p>
      <text:list xml:id="list3237647958" text:style-name="L17">
        <text:list-item>
          <text:p text:style-name="P32">empty_board/1: This predicate initializes an empty Tic-Tac-Toe board with 9 empty spaces represented as "e".</text:p>
        </text:list-item>
      </text:list>
      <text:p text:style-name="Text_20_body">empty_board([e,e,e,e,e,e,e,e,e]).</text:p>
      <text:list xml:id="list3226981537" text:style-name="L18">
        <text:list-item>
          <text:p text:style-name="P33">display_board/1: This predicate displays the current state of the Tic-Tac-Toe board.</text:p>
        </text:list-item>
      </text:list>
      <text:p text:style-name="Text_20_body">display_board([A,B,C,D,E,F,G,H,I]):- write(' '),write(A),write(' |'),write(B),write(' |'),write(C),nl, write('---------'),nl, write(' '),write(D),write(' |'),write(E),write(' |'),write(F),nl, write('---------'),nl, write(' '),write(G),write(' |'),write(H),write(' |'),write(I),nl.</text:p>
      <text:list xml:id="list159679375" text:style-name="L19">
        <text:list-item>
          <text:p text:style-name="P34">move/4: This predicate allows a player to make a move on the board by placing an "X" or "O" in a specified position.</text:p>
        </text:list-item>
      </text:list>
      <text:p text:style-name="P38">move(X, [e,B,C,D,E,F,G,H,I], [X,B,C,D,E,F,G,H,I]). </text:p>
      <text:p text:style-name="P38">move(X, [A,e,C,D,E,F,G,H,I], [A,X,C,D,E,F,G,H,I]). </text:p>
      <text:p text:style-name="P38">move(X, [A,B,e,D,E,F,G,H,I], [A,B,X,D,E,F,G,H,I]). </text:p>
      <text:p text:style-name="P38">move(X, [A,B,C,e,E,F,G,H,I], [A,B,C,X,E,F,G,H,I]). </text:p>
      <text:p text:style-name="P38">move(X, [A,B,C,D,e,F,G,H,I], [A,B,C,D,X,F,G,H,I]). </text:p>
      <text:p text:style-name="P38">move(X, [A,B,C,D,E,e,G,H,I], [A,B,C,D,E,X,G,H,I]). </text:p>
      <text:p text:style-name="P38"><text:soft-page-break/>move(X, [A,B,C,D,E,F,e,H,I], [A,B,C,D,E,F,X,H,I]). </text:p>
      <text:p text:style-name="P38">move(X, [A,B,C,D,E,F,G,e,I], [A,B,C,D,E,F,G,X,I]). </text:p>
      <text:p text:style-name="P38">move(X, [A,B,C,D,E,F,G,H,e], [A,B,C,D,E,F,G,H,X]).</text:p>
      <text:list xml:id="list3375694488" text:style-name="L20">
        <text:list-item>
          <text:p text:style-name="P35">win/2: This predicate checks if a player has won the game by having three of their marks in a row, column, or diagonal.</text:p>
        </text:list-item>
      </text:list>
      <text:p text:style-name="P38">win(X, [X,X,X,<text:span text:style-name="Emphasis"><text:span text:style-name="T1">,</text:span></text:span>,<text:span text:style-name="Emphasis"><text:span text:style-name="T1">,</text:span></text:span>,<text:span text:style-name="Emphasis"><text:span text:style-name="T1">,</text:span></text:span>]). </text:p>
      <text:p text:style-name="P38">win(X, [<text:span text:style-name="Emphasis"><text:span text:style-name="T1">,</text:span></text:span>,<text:span text:style-name="Emphasis"><text:span text:style-name="T1">,X,X,X,</text:span></text:span>,<text:span text:style-name="Emphasis"><text:span text:style-name="T1">,</text:span></text:span>]). </text:p>
      <text:p text:style-name="P38">win(X, [<text:span text:style-name="Emphasis"><text:span text:style-name="T1">,</text:span></text:span>,<text:span text:style-name="Emphasis"><text:span text:style-name="T1">,</text:span></text:span>,<text:span text:style-name="Emphasis"><text:span text:style-name="T1">,</text:span></text:span>,X,X,X]). </text:p>
      <text:p text:style-name="P38">win(X, [X,<text:span text:style-name="Emphasis"><text:span text:style-name="T1">,</text:span></text:span>,X,<text:span text:style-name="Emphasis"><text:span text:style-name="T1">,</text:span></text:span>,X,<text:span text:style-name="Emphasis"><text:span text:style-name="T1">,</text:span></text:span>]). </text:p>
      <text:p text:style-name="P38">win(X, [<text:span text:style-name="Emphasis"><text:span text:style-name="T1">,X,</text:span></text:span>,<text:span text:style-name="Emphasis"><text:span text:style-name="T1">,X,</text:span></text:span>,<text:span text:style-name="Emphasis"><text:span text:style-name="T1">,X,</text:span></text:span>]).</text:p>
      <text:list xml:id="list193759782" text:style-name="L21">
        <text:list-item>
          <text:p text:style-name="P36">draw/1: This predicate checks if the game has ended in a draw.</text:p>
        </text:list-item>
      </text:list>
      <text:p text:style-name="Text_20_body">draw(Board):- not(member(e,Board)).</text:p>
      <text:list xml:id="list3574202626" text:style-name="L22">
        <text:list-item>
          <text:p text:style-name="P37">play/2: This predicate allows the two players to play the game by taking turns making moves until one player wins or the game ends in a draw.</text:p>
        </text:list-item>
      </text:list>
      <text:p text:style-name="Text_20_body">play(Board, _):- win(x, Board), write('X wins!'). play(Board, _):- win(o, Board), write('O wins!'). play(Board, _):- draw(Board), write('Draw!'). play(Board, x):- write('X's turn\n'), read(Index), nth0(Index, Board, e), move(x, Board, NewBoard), display_board(NewBoard), play(NewBoard, o). play(Board, o):- write('O's turn\n'), read(Index), nth0(Index, Board, e), move(o, Board, NewBoard), display_board(NewBoard), play(NewBoard, x).</text:p>
      <text:p text:style-name="Text_20_body">Implementation Environment: The Tic-Tac-Toe game can be implemented using any Prolog interpreter.</text:p>
      <text:p text:style-name="Text_20_body">Hardware Information: The Tic-Tac-Toe game can be played on any computer with a Prolog interpreter installed.</text:p>
      <text:h text:style-name="Heading_20_3" text:outline-level="3"><text:bookmark-start text:name="__RefHeading___Toc3533_1571104099"/>Result: <text:bookmark-end text:name="__RefHeading___Toc3533_1571104099"/></text:h>
      <text:p text:style-name="P6">The implementation of Tic-Tac-Toe game using Prolog was successful. The game was able to correctly display the board, allow the two players to make moves, and determine if a player has won or if the game has ended in a draw.</text:p>
      <text:h text:style-name="Heading_20_3" text:outline-level="3"><text:bookmark-start text:name="__RefHeading___Toc3535_1571104099"/>Discussion: <text:bookmark-end text:name="__RefHeading___Toc3535_1571104099"/></text:h>
      <text:p text:style-name="P6">Prolog is a powerful tool for developing artificial intelligence applications, including games. The logic programming paradigm allows developers to define relations between objects, which can then be queried to determine their properties. In the case of Tic-Tac-Toe, we were able to define relations between the positions on the board and the marks placed on them, as well as define predicates to check for wins and draw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76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4pt" officeooo:rsid="002bf8a7" officeooo:paragraph-rsid="002bf8a7"/>
    </style:style>
    <style:style style:name="MP2" style:family="paragraph" style:parent-style-name="Footer">
      <style:paragraph-properties fo:text-align="end" style:justify-single-word="false"/>
      <style:text-properties officeooo:rsid="002bf8a7" officeooo:paragraph-rsid="002bf8a7"/>
    </style:style>
    <style:style style:name="MP3" style:family="paragraph" style:parent-style-name="Footer">
      <style:paragraph-properties fo:text-align="start" style:justify-single-word="false"/>
      <style:text-properties officeooo:rsid="002bf8a7" officeooo:paragraph-rsid="002bf8a7"/>
    </style:style>
    <style:page-layout style:name="Mpm1">
      <style:page-layout-properties fo:page-width="8.2701in" fo:page-height="11.6902in" style:num-format="1" style:print-orientation="portrait" fo:margin-top="1in" fo:margin-bottom="0.012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8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_____________________</text:p>
        <text:p text:style-name="MP3"><text:tab/><text:tab/> Page <text:page-number text:select-page="current">35</text:page-number><text:s/>of <text:page-count>35</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2:12:46.448003139</meta:creation-date>
    <dc:date>2023-03-15T18:24:19.813501862</dc:date>
    <meta:editing-duration>PT4H25M46S</meta:editing-duration>
    <meta:editing-cycles>35</meta:editing-cycles>
    <meta:generator>LibreOffice/7.3.7.2$Linux_X86_64 LibreOffice_project/30$Build-2</meta:generator>
    <meta:document-statistic meta:table-count="0" meta:image-count="0" meta:object-count="0" meta:page-count="35" meta:paragraph-count="672" meta:word-count="7078" meta:character-count="46441" meta:non-whitespace-character-count="38043"/>
  </office:meta>
</office:document-meta>
</file>